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1.1632in" style:rel-column-width="11387*"/>
    </style:style>
    <style:style style:name="Table1.B" style:family="table-column">
      <style:table-column-properties style:column-width="1.8146in" style:rel-column-width="17761*"/>
    </style:style>
    <style:style style:name="Table1.C" style:family="table-column">
      <style:table-column-properties style:column-width="3.7174in" style:rel-column-width="3638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Table3"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291in" style:rel-column-width="22422*"/>
    </style:style>
    <style:style style:name="Table3.B" style:family="table-column">
      <style:table-column-properties style:column-width="4.4042in" style:rel-column-width="43113*"/>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 fo:background-color="#729fcf"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291in" style:rel-column-width="22422*"/>
    </style:style>
    <style:style style:name="Table4.B" style:family="table-column">
      <style:table-column-properties style:column-width="4.4042in" style:rel-column-width="43113*"/>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 fo:background-color="#729fcf"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2.291in" style:rel-column-width="22422*"/>
    </style:style>
    <style:style style:name="Table5.B" style:family="table-column">
      <style:table-column-properties style:column-width="4.4042in" style:rel-column-width="43113*"/>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 fo:background-color="#729fcf"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2.2889in" style:rel-column-width="22402*"/>
    </style:style>
    <style:style style:name="Table6.B" style:family="table-column">
      <style:table-column-properties style:column-width="4.4063in" style:rel-column-width="4313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 fo:background-color="#729fcf"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2.2889in" style:rel-column-width="22402*"/>
    </style:style>
    <style:style style:name="Table7.B" style:family="table-column">
      <style:table-column-properties style:column-width="4.4063in" style:rel-column-width="43133*"/>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 fo:background-color="#729fcf"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2889in" style:rel-column-width="22402*"/>
    </style:style>
    <style:style style:name="Table8.B" style:family="table-column">
      <style:table-column-properties style:column-width="4.4063in" style:rel-column-width="43133*"/>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 fo:background-color="#729fcf"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 fo:background-color="#729fcf"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style:vertical-align="" fo:background-color="#729fcf"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51in" fo:break-before="auto" fo:break-after="auto" table:align="margins"/>
    </style:style>
    <style:style style:name="Table10.A" style:family="table-column">
      <style:table-column-properties style:column-width="2.0368in" style:rel-column-width="19936*"/>
    </style:style>
    <style:style style:name="Table10.B" style:family="table-column">
      <style:table-column-properties style:column-width="4.6583in" style:rel-column-width="45599*"/>
    </style:style>
    <style:style style:name="Table10.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729fcf"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51in" table:align="margins"/>
    </style:style>
    <style:style style:name="Table11.A" style:family="table-column">
      <style:table-column-properties style:column-width="2.0368in" style:rel-column-width="19936*"/>
    </style:style>
    <style:style style:name="Table11.B" style:family="table-column">
      <style:table-column-properties style:column-width="4.6583in" style:rel-column-width="45599*"/>
    </style:style>
    <style:style style:name="Table11.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729fcf"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51in" table:align="margins"/>
    </style:style>
    <style:style style:name="Table12.A" style:family="table-column">
      <style:table-column-properties style:column-width="2.0368in" style:rel-column-width="19936*"/>
    </style:style>
    <style:style style:name="Table12.B" style:family="table-column">
      <style:table-column-properties style:column-width="4.6583in" style:rel-column-width="45599*"/>
    </style:style>
    <style:style style:name="Table12.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729fcf"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51in" table:align="margins"/>
    </style:style>
    <style:style style:name="Table13.A" style:family="table-column">
      <style:table-column-properties style:column-width="2.0368in" style:rel-column-width="19936*"/>
    </style:style>
    <style:style style:name="Table13.B" style:family="table-column">
      <style:table-column-properties style:column-width="4.6583in" style:rel-column-width="45599*"/>
    </style:style>
    <style:style style:name="Table13.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729fcf"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51in" table:align="margins"/>
    </style:style>
    <style:style style:name="Table14.A" style:family="table-column">
      <style:table-column-properties style:column-width="2.0368in" style:rel-column-width="19936*"/>
    </style:style>
    <style:style style:name="Table14.B" style:family="table-column">
      <style:table-column-properties style:column-width="4.6583in" style:rel-column-width="45599*"/>
    </style:style>
    <style:style style:name="Table14.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729fcf"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5.A" style:family="table-column">
      <style:table-column-properties style:column-width="1.2215in" style:rel-column-width="11960*"/>
    </style:style>
    <style:style style:name="Table15.B" style:family="table-column">
      <style:table-column-properties style:column-width="1.4021in" style:rel-column-width="13721*"/>
    </style:style>
    <style:style style:name="Table15.C" style:family="table-column">
      <style:table-column-properties style:column-width="4.0715in" style:rel-column-width="39854*"/>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 fo:background-color="#729fcf"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3" style:family="table-row">
      <style:table-row-properties fo:keep-together="auto"/>
    </style:style>
    <style:style style:name="Table1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6.A" style:family="table-column">
      <style:table-column-properties style:column-width="1.2215in" style:rel-column-width="11960*"/>
    </style:style>
    <style:style style:name="Table16.B" style:family="table-column">
      <style:table-column-properties style:column-width="1.4021in" style:rel-column-width="13721*"/>
    </style:style>
    <style:style style:name="Table16.C" style:family="table-column">
      <style:table-column-properties style:column-width="4.0715in" style:rel-column-width="39854*"/>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style:vertical-align="" fo:background-color="#729fcf"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7.A" style:family="table-column">
      <style:table-column-properties style:column-width="1.2215in" style:rel-column-width="11960*"/>
    </style:style>
    <style:style style:name="Table17.B" style:family="table-column">
      <style:table-column-properties style:column-width="1.4021in" style:rel-column-width="13721*"/>
    </style:style>
    <style:style style:name="Table17.C" style:family="table-column">
      <style:table-column-properties style:column-width="4.0715in" style:rel-column-width="39854*"/>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7.C1" style:family="table-cell">
      <style:table-cell-properties style:vertical-align="" fo:background-color="#729fcf"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3" style:family="table-row">
      <style:table-row-properties fo:keep-together="auto"/>
    </style:style>
    <style:style style:name="Table1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8.A" style:family="table-column">
      <style:table-column-properties style:column-width="1.2215in" style:rel-column-width="11960*"/>
    </style:style>
    <style:style style:name="Table18.B" style:family="table-column">
      <style:table-column-properties style:column-width="1.4021in" style:rel-column-width="13721*"/>
    </style:style>
    <style:style style:name="Table18.C" style:family="table-column">
      <style:table-column-properties style:column-width="4.0715in" style:rel-column-width="39854*"/>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8.C1" style:family="table-cell">
      <style:table-cell-properties style:vertical-align="" fo:background-color="#729fcf"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3" style:family="table-row">
      <style:table-row-properties fo:keep-together="auto"/>
    </style:style>
    <style:style style:name="Table1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9.A" style:family="table-column">
      <style:table-column-properties style:column-width="1.2215in" style:rel-column-width="11960*"/>
    </style:style>
    <style:style style:name="Table19.B" style:family="table-column">
      <style:table-column-properties style:column-width="1.4021in" style:rel-column-width="13721*"/>
    </style:style>
    <style:style style:name="Table19.C" style:family="table-column">
      <style:table-column-properties style:column-width="4.0715in" style:rel-column-width="39854*"/>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style:vertical-align="" fo:background-color="#729fcf"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20.A" style:family="table-column">
      <style:table-column-properties style:column-width="1.2215in" style:rel-column-width="11960*"/>
    </style:style>
    <style:style style:name="Table20.B" style:family="table-column">
      <style:table-column-properties style:column-width="1.4021in" style:rel-column-width="13721*"/>
    </style:style>
    <style:style style:name="Table20.C" style:family="table-column">
      <style:table-column-properties style:column-width="4.0715in" style:rel-column-width="39854*"/>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style:vertical-align="" fo:background-color="#729fcf"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rsid="00014e08" officeooo:paragraph-rsid="00014e08"/>
    </style:style>
    <style:style style:name="P2" style:family="paragraph" style:parent-style-name="Standard">
      <style:paragraph-properties fo:line-height="200%"/>
    </style:style>
    <style:style style:name="P3" style:family="paragraph" style:parent-style-name="Text_20_body">
      <style:paragraph-properties fo:line-height="200%"/>
      <style:text-properties officeooo:paragraph-rsid="000836f7"/>
    </style:style>
    <style:style style:name="P4" style:family="paragraph" style:parent-style-name="Text_20_body">
      <style:paragraph-properties fo:line-height="200%"/>
      <style:text-properties officeooo:paragraph-rsid="0035d8cf"/>
    </style:style>
    <style:style style:name="P5" style:family="paragraph" style:parent-style-name="Text_20_body">
      <style:paragraph-properties fo:line-height="200%"/>
      <style:text-properties officeooo:paragraph-rsid="002b080f"/>
    </style:style>
    <style:style style:name="P6" style:family="paragraph" style:parent-style-name="Text_20_body">
      <style:paragraph-properties fo:line-height="200%"/>
      <style:text-properties officeooo:paragraph-rsid="00584ea2"/>
    </style:style>
    <style:style style:name="P7" style:family="paragraph" style:parent-style-name="Text_20_body">
      <style:paragraph-properties fo:line-height="200%"/>
      <style:text-properties officeooo:paragraph-rsid="005a489f"/>
    </style:style>
    <style:style style:name="P8" style:family="paragraph" style:parent-style-name="Text_20_body">
      <style:paragraph-properties fo:line-height="200%"/>
      <style:text-properties officeooo:paragraph-rsid="005666d3"/>
    </style:style>
    <style:style style:name="P9" style:family="paragraph" style:parent-style-name="Standard">
      <style:paragraph-properties fo:line-height="200%"/>
      <style:text-properties officeooo:rsid="000122d7" officeooo:paragraph-rsid="000122d7"/>
    </style:style>
    <style:style style:name="P10" style:family="paragraph" style:parent-style-name="Standard">
      <style:paragraph-properties fo:line-height="200%"/>
      <style:text-properties officeooo:rsid="00025555" officeooo:paragraph-rsid="00025555"/>
    </style:style>
    <style:style style:name="P11" style:family="paragraph" style:parent-style-name="Standard">
      <style:paragraph-properties fo:line-height="200%" fo:text-align="start" style:justify-single-word="false"/>
      <style:text-properties officeooo:rsid="00025555" officeooo:paragraph-rsid="00025555"/>
    </style:style>
    <style:style style:name="P12" style:family="paragraph" style:parent-style-name="Standard">
      <style:text-properties officeooo:paragraph-rsid="000e62ef"/>
    </style:style>
    <style:style style:name="P13" style:family="paragraph" style:parent-style-name="Text_20_body">
      <style:text-properties officeooo:paragraph-rsid="000e62ef"/>
    </style:style>
    <style:style style:name="P14" style:family="paragraph" style:parent-style-name="Standard">
      <style:text-properties officeooo:paragraph-rsid="00115b9c"/>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ba82"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bc71"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7414"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4202"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fe2d"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90ae"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fc3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cba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467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a0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79d6"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6fc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7d7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3f9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ef5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17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daf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342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db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6c5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a56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60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ad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0e3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75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b68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ad3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f42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19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ce4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801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a56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ec3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cee"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8214"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7874"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b71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30c1"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2c46"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a0f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ff1b"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f0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1b03"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4af9"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745d"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264b"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e1b"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a37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d4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aa49"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556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557"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c4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597c"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e2de"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c5e7"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95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26a2"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398"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7f23"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ae4c"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ae4c"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86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86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68b1"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e76"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a5fe"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d261"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44c"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552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36e5"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ea2"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1b8"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735"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64b3"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716e"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de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77c"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77c"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edf"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edf"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ef70"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11f"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11f"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9915"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0645"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9577"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53d2"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ace9"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1da8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2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2679" officeooo:paragraph-rsid="0031da85"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e282d"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fea57"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18b71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1b0d5a"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241b03"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270ced"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5c9e0" officeooo:paragraph-rsid="0047eb4d" fo:background-color="transparent"/>
    </style:style>
    <style:style style:name="P12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1c77e" officeooo:paragraph-rsid="0047eb4d" fo:background-color="transparent"/>
    </style:style>
    <style:style style:name="P12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14bc5" officeooo:paragraph-rsid="0047eb4d" fo:background-color="transparent"/>
    </style:style>
    <style:style style:name="P12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870e1" officeooo:paragraph-rsid="0047eb4d" fo:background-color="transparent"/>
    </style:style>
    <style:style style:name="P12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a3201" officeooo:paragraph-rsid="0047eb4d" fo:background-color="transparent"/>
    </style:style>
    <style:style style:name="P12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eb331" officeooo:paragraph-rsid="0047eb4d" fo:background-color="transparent"/>
    </style:style>
    <style:style style:name="P12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03d32" officeooo:paragraph-rsid="0047eb4d" fo:background-color="transparent"/>
    </style:style>
    <style:style style:name="P12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4c72e" officeooo:paragraph-rsid="0047eb4d" fo:background-color="transparent"/>
    </style:style>
    <style:style style:name="P12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47eb4d" fo:background-color="transparent"/>
    </style:style>
    <style:style style:name="P128" style:family="paragraph" style:parent-style-name="Text_20_body">
      <style:paragraph-properties fo:line-height="200%"/>
      <style:text-properties officeooo:rsid="0003d913" officeooo:paragraph-rsid="0003d913"/>
    </style:style>
    <style:style style:name="P129" style:family="paragraph" style:parent-style-name="Text_20_body">
      <style:paragraph-properties fo:line-height="200%"/>
      <style:text-properties officeooo:rsid="00070513" officeooo:paragraph-rsid="0003d913"/>
    </style:style>
    <style:style style:name="P130" style:family="paragraph" style:parent-style-name="Standard">
      <style:text-properties officeooo:paragraph-rsid="00126cee"/>
    </style:style>
    <style:style style:name="P131" style:family="paragraph" style:parent-style-name="Standard">
      <style:paragraph-properties fo:break-before="page"/>
      <style:text-properties officeooo:paragraph-rsid="00126cee"/>
    </style:style>
    <style:style style:name="P132" style:family="paragraph" style:parent-style-name="Standard">
      <style:text-properties officeooo:rsid="000da98f" officeooo:paragraph-rsid="00126cee"/>
    </style:style>
    <style:style style:name="P133" style:family="paragraph" style:parent-style-name="Standard">
      <style:text-properties officeooo:paragraph-rsid="001ee30c"/>
    </style:style>
    <style:style style:name="P134" style:family="paragraph" style:parent-style-name="Standard">
      <style:text-properties officeooo:paragraph-rsid="0020ccdf"/>
    </style:style>
    <style:style style:name="P135" style:family="paragraph" style:parent-style-name="Standard">
      <style:paragraph-properties fo:break-before="page"/>
      <style:text-properties officeooo:paragraph-rsid="0031da85"/>
    </style:style>
    <style:style style:name="P136" style:family="paragraph" style:parent-style-name="Standard">
      <style:text-properties officeooo:paragraph-rsid="0031da85"/>
    </style:style>
    <style:style style:name="P137" style:family="paragraph" style:parent-style-name="Table">
      <style:paragraph-properties fo:keep-with-next="always"/>
    </style:style>
    <style:style style:name="P138" style:family="paragraph" style:parent-style-name="Text_20_body">
      <style:text-properties officeooo:rsid="001d8e98" officeooo:paragraph-rsid="001e9312"/>
    </style:style>
    <style:style style:name="P139" style:family="paragraph" style:parent-style-name="Text_20_body">
      <style:paragraph-properties fo:line-height="200%"/>
      <style:text-properties officeooo:rsid="001d8e98" officeooo:paragraph-rsid="001e9312"/>
    </style:style>
    <style:style style:name="P140" style:family="paragraph" style:parent-style-name="Standard">
      <style:text-properties officeooo:paragraph-rsid="004fea57"/>
    </style:style>
    <style:style style:name="P14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1c77e" officeooo:paragraph-rsid="0047eb4d" fo:background-color="transparent"/>
    </style:style>
    <style:style style:name="P14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14bc5" officeooo:paragraph-rsid="0047eb4d" fo:background-color="transparent"/>
    </style:style>
    <style:style style:name="P14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870e1" officeooo:paragraph-rsid="0047eb4d" fo:background-color="transparent"/>
    </style:style>
    <style:style style:name="P14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a3201" officeooo:paragraph-rsid="0047eb4d" fo:background-color="transparent"/>
    </style:style>
    <style:style style:name="P14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eb331" officeooo:paragraph-rsid="0047eb4d" fo:background-color="transparent"/>
    </style:style>
    <style:style style:name="P14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reak-before="page" fo:background-color="#f8f8f8"/>
      <style:text-properties style:use-window-font-color="true" loext:opacity="0%" fo:language="zxx" fo:country="none" fo:font-style="normal" style:text-underline-style="none" fo:font-weight="normal" officeooo:rsid="002eb331" officeooo:paragraph-rsid="0047eb4d" fo:background-color="transparent"/>
    </style:style>
    <style:style style:name="P14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03d32" officeooo:paragraph-rsid="0047eb4d" fo:background-color="transparent"/>
    </style:style>
    <style:style style:name="P14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4c72e" officeooo:paragraph-rsid="0047eb4d" fo:background-color="transparent"/>
    </style:style>
    <style:style style:name="P14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5c9e0" officeooo:paragraph-rsid="0047eb4d" fo:background-color="transparent"/>
    </style:style>
    <style:style style:name="P15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47eb4d" fo:background-color="transparent"/>
    </style:style>
    <style:style style:name="P15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14bc5" officeooo:paragraph-rsid="0047eb4d" fo:background-color="transparent"/>
    </style:style>
    <style:style style:name="P15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1c77e" officeooo:paragraph-rsid="0047eb4d" fo:background-color="transparent"/>
    </style:style>
    <style:style style:name="P15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870e1" officeooo:paragraph-rsid="0047eb4d" fo:background-color="transparent"/>
    </style:style>
    <style:style style:name="P15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a3201" officeooo:paragraph-rsid="0047eb4d" fo:background-color="transparent"/>
    </style:style>
    <style:style style:name="P15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eb331" officeooo:paragraph-rsid="0047eb4d" fo:background-color="transparent"/>
    </style:style>
    <style:style style:name="P15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03d32" officeooo:paragraph-rsid="0047eb4d" fo:background-color="transparent"/>
    </style:style>
    <style:style style:name="P15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4c72e" officeooo:paragraph-rsid="0047eb4d" fo:background-color="transparent"/>
    </style:style>
    <style:style style:name="P15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5c9e0" officeooo:paragraph-rsid="0047eb4d" fo:background-color="transparent"/>
    </style:style>
    <style:style style:name="P15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047eb4d" fo:background-color="transparent"/>
    </style:style>
    <style:style style:name="P160" style:family="paragraph" style:parent-style-name="Table">
      <style:paragraph-properties fo:break-before="page"/>
    </style:style>
    <style:style style:name="P161" style:family="paragraph" style:parent-style-name="Table">
      <style:paragraph-properties fo:break-before="page" fo:keep-with-next="always"/>
    </style:style>
    <style:style style:name="P162" style:family="paragraph" style:parent-style-name="Text_20_body">
      <style:paragraph-properties fo:line-height="200%"/>
      <style:text-properties officeooo:rsid="005bd117" officeooo:paragraph-rsid="005cbc51"/>
    </style:style>
    <style:style style:name="P163" style:family="paragraph" style:parent-style-name="Table">
      <style:paragraph-properties fo:break-before="page" fo:keep-with-next="always"/>
    </style:style>
    <style:style style:name="P164" style:family="paragraph" style:parent-style-name="Table">
      <style:paragraph-properties fo:keep-with-next="always"/>
      <style:text-properties officeooo:paragraph-rsid="0036a0f1"/>
    </style:style>
    <style:style style:name="P165" style:family="paragraph" style:parent-style-name="Heading_20_1">
      <style:paragraph-properties fo:text-align="center" style:justify-single-word="false"/>
    </style:style>
    <style:style style:name="P166" style:family="paragraph" style:parent-style-name="Heading_20_1">
      <style:paragraph-properties fo:break-before="page"/>
      <style:text-properties officeooo:rsid="00050757" officeooo:paragraph-rsid="00050757"/>
    </style:style>
    <style:style style:name="P167" style:family="paragraph" style:parent-style-name="Heading_20_1">
      <style:text-properties officeooo:rsid="000836f7" officeooo:paragraph-rsid="000836f7"/>
    </style:style>
    <style:style style:name="P168" style:family="paragraph" style:parent-style-name="Heading_20_1">
      <style:paragraph-properties fo:break-before="page"/>
      <style:text-properties officeooo:rsid="00126cee" officeooo:paragraph-rsid="00126cee"/>
    </style:style>
    <style:style style:name="P169" style:family="paragraph" style:parent-style-name="Heading_20_1" style:list-style-name="">
      <style:text-properties officeooo:rsid="00126cee" officeooo:paragraph-rsid="00126cee"/>
    </style:style>
    <style:style style:name="P170" style:family="paragraph" style:parent-style-name="Heading_20_1">
      <style:paragraph-properties fo:break-before="page"/>
      <style:text-properties officeooo:rsid="001d8e98" officeooo:paragraph-rsid="001d8e98"/>
    </style:style>
    <style:style style:name="P171" style:family="paragraph" style:parent-style-name="Heading_20_1">
      <style:text-properties officeooo:rsid="002b080f" officeooo:paragraph-rsid="002b080f"/>
    </style:style>
    <style:style style:name="P172" style:family="paragraph" style:parent-style-name="Heading_20_1">
      <style:paragraph-properties fo:break-before="page"/>
      <style:text-properties officeooo:rsid="004181b7" officeooo:paragraph-rsid="004181b7"/>
    </style:style>
    <style:style style:name="P173" style:family="paragraph" style:parent-style-name="Heading_20_1">
      <style:text-properties officeooo:rsid="005666d3" officeooo:paragraph-rsid="005666d3"/>
    </style:style>
    <style:style style:name="P174" style:family="paragraph" style:parent-style-name="Heading_20_2">
      <style:text-properties officeooo:rsid="000836f7" officeooo:paragraph-rsid="000836f7"/>
    </style:style>
    <style:style style:name="P175" style:family="paragraph" style:parent-style-name="Heading_20_2" style:list-style-name="">
      <style:paragraph-properties fo:line-height="100%"/>
    </style:style>
    <style:style style:name="P176" style:family="paragraph" style:parent-style-name="Heading_20_2">
      <style:paragraph-properties fo:break-before="page"/>
      <style:text-properties officeooo:rsid="0047eb4d" officeooo:paragraph-rsid="0047eb4d"/>
    </style:style>
    <style:style style:name="P177" style:family="paragraph" style:parent-style-name="Heading_20_2">
      <style:paragraph-properties fo:break-before="page"/>
      <style:text-properties officeooo:rsid="0049af63" officeooo:paragraph-rsid="0049af63"/>
    </style:style>
    <style:style style:name="P178" style:family="paragraph" style:parent-style-name="Heading_20_3">
      <style:text-properties officeooo:paragraph-rsid="004e282d"/>
    </style:style>
    <style:style style:name="P179" style:family="paragraph" style:parent-style-name="Heading_20_3">
      <style:paragraph-properties fo:break-before="auto" fo:break-after="auto"/>
      <style:text-properties officeooo:paragraph-rsid="004e282d"/>
    </style:style>
    <style:style style:name="P180" style:family="paragraph" style:parent-style-name="Heading_20_3">
      <style:text-properties officeooo:rsid="004e282d" officeooo:paragraph-rsid="004e282d"/>
    </style:style>
    <style:style style:name="P181" style:family="paragraph" style:parent-style-name="Heading_20_3">
      <style:text-properties officeooo:rsid="004e282d" officeooo:paragraph-rsid="004fea57"/>
    </style:style>
    <style:style style:name="P182" style:family="paragraph" style:parent-style-name="Heading_20_3">
      <style:paragraph-properties fo:break-before="page"/>
      <style:text-properties officeooo:rsid="004e282d" officeooo:paragraph-rsid="004fea57"/>
    </style:style>
    <style:style style:name="P183" style:family="paragraph" style:parent-style-name="Heading_20_3">
      <style:text-properties officeooo:paragraph-rsid="004fea57"/>
    </style:style>
    <style:style style:name="P18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e1b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82c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2b3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878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a9a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a9fe"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abd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96d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e3f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ef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4df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7f5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ad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562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60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d08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e8b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b8a7"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9f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73b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27c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11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19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5237"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3c2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00d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a5a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e26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1b8"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4a39"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paragraph-properties fo:line-height="200%"/>
      <style:text-properties officeooo:rsid="005a489f" officeooo:paragraph-rsid="005a489f"/>
    </style:style>
    <style:style style:name="P217" style:family="paragraph" style:parent-style-name="Text_20_body" style:list-style-name="L7">
      <style:paragraph-properties fo:line-height="200%"/>
      <style:text-properties officeooo:rsid="005bd117" officeooo:paragraph-rsid="005bd117"/>
    </style:style>
    <style:style style:name="P218" style:family="paragraph" style:parent-style-name="Text_20_body" style:list-style-name="L7">
      <style:paragraph-properties fo:line-height="200%"/>
      <style:text-properties officeooo:rsid="005cbc51" officeooo:paragraph-rsid="005cbc51"/>
    </style:style>
    <style:style style:name="T1" style:family="text">
      <style:text-properties officeooo:rsid="00050757"/>
    </style:style>
    <style:style style:name="T2" style:family="text">
      <style:text-properties officeooo:rsid="00070513"/>
    </style:style>
    <style:style style:name="T3" style:family="text">
      <style:text-properties officeooo:rsid="000fc812"/>
    </style:style>
    <style:style style:name="T4" style:family="text">
      <style:text-properties officeooo:rsid="0007bc71"/>
    </style:style>
    <style:style style:name="T5" style:family="text">
      <style:text-properties officeooo:rsid="000a7414"/>
    </style:style>
    <style:style style:name="T6" style:family="text">
      <style:text-properties officeooo:rsid="00126cee"/>
    </style:style>
    <style:style style:name="T7" style:family="text">
      <style:text-properties officeooo:rsid="00129314"/>
    </style:style>
    <style:style style:name="T8" style:family="text">
      <style:text-properties officeooo:rsid="0016cbb8"/>
    </style:style>
    <style:style style:name="T9" style:family="text">
      <style:text-properties officeooo:rsid="0018ab69"/>
    </style:style>
    <style:style style:name="T10" style:family="text">
      <style:text-properties officeooo:rsid="001c0971"/>
    </style:style>
    <style:style style:name="T11" style:family="text">
      <style:text-properties officeooo:rsid="001e2086"/>
    </style:style>
    <style:style style:name="T12" style:family="text">
      <style:text-properties officeooo:rsid="0024a907"/>
    </style:style>
    <style:style style:name="T13" style:family="text">
      <style:text-properties officeooo:rsid="0072b1d4"/>
    </style:style>
    <style:style style:name="T14" style:family="text">
      <style:text-properties officeooo:rsid="00793c28"/>
    </style:style>
    <style:style style:name="T15" style:family="text">
      <style:text-properties officeooo:rsid="0029b0c4"/>
    </style:style>
    <style:style style:name="T16" style:family="text">
      <style:text-properties officeooo:rsid="00323429"/>
    </style:style>
    <style:style style:name="T17" style:family="text">
      <style:text-properties officeooo:rsid="003b7f58"/>
    </style:style>
    <style:style style:name="T18" style:family="text">
      <style:text-properties officeooo:rsid="0033a56a"/>
    </style:style>
    <style:style style:name="T19" style:family="text">
      <style:text-properties officeooo:rsid="004a79d6"/>
    </style:style>
    <style:style style:name="T20" style:family="text">
      <style:text-properties officeooo:rsid="004cdd67"/>
    </style:style>
    <style:style style:name="T21" style:family="text">
      <style:text-properties officeooo:rsid="003ddad0"/>
    </style:style>
    <style:style style:name="T22" style:family="text">
      <style:text-properties officeooo:rsid="003f91cd"/>
    </style:style>
    <style:style style:name="T23" style:family="text">
      <style:text-properties officeooo:rsid="003d52c4"/>
    </style:style>
    <style:style style:name="T24" style:family="text">
      <style:text-properties officeooo:rsid="004ff9fb"/>
    </style:style>
    <style:style style:name="T25" style:family="text">
      <style:text-properties officeooo:rsid="0044a48d"/>
    </style:style>
    <style:style style:name="T26" style:family="text">
      <style:text-properties officeooo:rsid="004651ac"/>
    </style:style>
    <style:style style:name="T27" style:family="text">
      <style:text-properties officeooo:rsid="004893de"/>
    </style:style>
    <style:style style:name="T28" style:family="text">
      <style:text-properties officeooo:rsid="004cf68e"/>
    </style:style>
    <style:style style:name="T29" style:family="text">
      <style:text-properties officeooo:rsid="0054f255"/>
    </style:style>
    <style:style style:name="T30" style:family="text">
      <style:text-properties officeooo:rsid="0051c698"/>
    </style:style>
    <style:style style:name="T31" style:family="text">
      <style:text-properties officeooo:rsid="005173b2"/>
    </style:style>
    <style:style style:name="T32" style:family="text">
      <style:text-properties officeooo:rsid="0052916e"/>
    </style:style>
    <style:style style:name="T33" style:family="text">
      <style:text-properties officeooo:rsid="005825af"/>
    </style:style>
    <style:style style:name="T34" style:family="text">
      <style:text-properties officeooo:rsid="005d3324"/>
    </style:style>
    <style:style style:name="T35" style:family="text">
      <style:text-properties officeooo:rsid="00546497"/>
    </style:style>
    <style:style style:name="T36" style:family="text">
      <style:text-properties officeooo:rsid="0060819a"/>
    </style:style>
    <style:style style:name="T37" style:family="text">
      <style:text-properties officeooo:rsid="006c801d"/>
    </style:style>
    <style:style style:name="T38" style:family="text">
      <style:text-properties officeooo:rsid="006d4a9c"/>
    </style:style>
    <style:style style:name="T39" style:family="text">
      <style:text-properties officeooo:rsid="0063a5e5"/>
    </style:style>
    <style:style style:name="T40" style:family="text">
      <style:text-properties officeooo:rsid="0066a568"/>
    </style:style>
    <style:style style:name="T41" style:family="text">
      <style:text-properties officeooo:rsid="006700d9"/>
    </style:style>
    <style:style style:name="T42" style:family="text">
      <style:text-properties officeooo:rsid="0068e26c"/>
    </style:style>
    <style:style style:name="T43" style:family="text">
      <style:text-properties officeooo:rsid="006e9767"/>
    </style:style>
    <style:style style:name="T44" style:family="text">
      <style:text-properties officeooo:rsid="0068ed5b"/>
    </style:style>
    <style:style style:name="T45" style:family="text">
      <style:text-properties officeooo:rsid="006ac9e1"/>
    </style:style>
    <style:style style:name="T46" style:family="text">
      <style:text-properties officeooo:rsid="001e9312"/>
    </style:style>
    <style:style style:name="T47" style:family="text">
      <style:text-properties officeooo:rsid="00143b36"/>
    </style:style>
    <style:style style:name="T48" style:family="text">
      <style:text-properties officeooo:rsid="0046a6ff"/>
    </style:style>
    <style:style style:name="T49" style:family="text">
      <style:text-properties officeooo:rsid="005193ea"/>
    </style:style>
    <style:style style:name="T50" style:family="text">
      <style:text-properties officeooo:rsid="004d9b5c"/>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1b0d5a"/>
    </style:style>
    <style:style style:name="T53" style:family="text">
      <style:text-properties officeooo:rsid="001b0d5a"/>
    </style:style>
    <style:style style:name="T54" style:family="text">
      <style:text-properties officeooo:rsid="0037fcf3"/>
    </style:style>
    <style:style style:name="T55" style:family="text">
      <style:text-properties officeooo:rsid="001cb535"/>
    </style:style>
    <style:style style:name="T56" style:family="text">
      <style:text-properties officeooo:rsid="001fed24"/>
    </style:style>
    <style:style style:name="T57" style:family="text">
      <style:text-properties officeooo:rsid="0023538e"/>
    </style:style>
    <style:style style:name="T58" style:family="text">
      <style:text-properties officeooo:rsid="0043d6d5"/>
    </style:style>
    <style:style style:name="T59" style:family="text">
      <style:text-properties officeooo:rsid="00510b34"/>
    </style:style>
    <style:style style:name="T60" style:family="text">
      <style:text-properties officeooo:rsid="0018b71c"/>
    </style:style>
    <style:style style:name="T61" style:family="text">
      <style:text-properties officeooo:rsid="002020ee"/>
    </style:style>
    <style:style style:name="T62" style:family="text">
      <style:text-properties officeooo:rsid="002d25d3"/>
    </style:style>
    <style:style style:name="T63" style:family="text">
      <style:text-properties officeooo:rsid="002f3a60"/>
    </style:style>
    <style:style style:name="T64" style:family="text">
      <style:text-properties officeooo:rsid="00261fc6"/>
    </style:style>
    <style:style style:name="T65" style:family="text">
      <style:text-properties officeooo:rsid="00270ced"/>
    </style:style>
    <style:style style:name="T66" style:family="text">
      <style:text-properties officeooo:rsid="00303b43"/>
    </style:style>
    <style:style style:name="T67" style:family="text">
      <style:text-properties officeooo:rsid="003267ed"/>
    </style:style>
    <style:style style:name="T68" style:family="text">
      <style:text-properties officeooo:rsid="002de9b5"/>
    </style:style>
    <style:style style:name="T69" style:family="text">
      <style:text-properties officeooo:rsid="004fc407"/>
    </style:style>
    <style:style style:name="T70" style:family="text">
      <style:text-properties officeooo:rsid="0025e540"/>
    </style:style>
    <style:style style:name="T71" style:family="text">
      <style:text-properties officeooo:rsid="002b080f"/>
    </style:style>
    <style:style style:name="T72" style:family="text">
      <style:text-properties officeooo:rsid="002c34f6"/>
    </style:style>
    <style:style style:name="T73" style:family="text">
      <style:text-properties officeooo:rsid="002c67a8"/>
    </style:style>
    <style:style style:name="T74" style:family="text">
      <style:text-properties officeooo:rsid="002e11d5"/>
    </style:style>
    <style:style style:name="T75" style:family="text">
      <style:text-properties officeooo:rsid="002e7d95"/>
    </style:style>
    <style:style style:name="T76" style:family="text">
      <style:text-properties officeooo:rsid="002eb5a8"/>
    </style:style>
    <style:style style:name="T77" style:family="text">
      <style:text-properties officeooo:rsid="000a286f"/>
    </style:style>
    <style:style style:name="T78" style:family="text">
      <style:text-properties officeooo:rsid="000d68b1"/>
    </style:style>
    <style:style style:name="T79" style:family="text">
      <style:text-properties officeooo:rsid="000e31a6"/>
    </style:style>
    <style:style style:name="T80" style:family="text">
      <style:text-properties officeooo:rsid="0017bab4"/>
    </style:style>
    <style:style style:name="T81" style:family="text">
      <style:text-properties officeooo:rsid="00110555"/>
    </style:style>
    <style:style style:name="T82" style:family="text">
      <style:text-properties officeooo:rsid="00181d83"/>
    </style:style>
    <style:style style:name="T83" style:family="text">
      <style:text-properties officeooo:rsid="0012619b"/>
    </style:style>
    <style:style style:name="T84" style:family="text">
      <style:text-properties officeooo:rsid="001420ea"/>
    </style:style>
    <style:style style:name="T85" style:family="text">
      <style:text-properties officeooo:rsid="0019d261"/>
    </style:style>
    <style:style style:name="T86" style:family="text">
      <style:text-properties officeooo:rsid="001b5b99"/>
    </style:style>
    <style:style style:name="T87" style:family="text">
      <style:text-properties officeooo:rsid="001ca44c"/>
    </style:style>
    <style:style style:name="T88" style:family="text">
      <style:text-properties officeooo:rsid="00248ec2"/>
    </style:style>
    <style:style style:name="T89" style:family="text">
      <style:text-properties officeooo:rsid="001b83ce"/>
    </style:style>
    <style:style style:name="T90" style:family="text">
      <style:text-properties officeooo:rsid="001ddd4e"/>
    </style:style>
    <style:style style:name="T91" style:family="text">
      <style:text-properties officeooo:rsid="001e5526"/>
    </style:style>
    <style:style style:name="T92" style:family="text">
      <style:text-properties officeooo:rsid="003a3b42"/>
    </style:style>
    <style:style style:name="T93" style:family="text">
      <style:text-properties officeooo:rsid="002236e5"/>
    </style:style>
    <style:style style:name="T94" style:family="text">
      <style:text-properties officeooo:rsid="00276ea2"/>
    </style:style>
    <style:style style:name="T95" style:family="text">
      <style:text-properties officeooo:rsid="003364b3"/>
    </style:style>
    <style:style style:name="T96" style:family="text">
      <style:text-properties officeooo:rsid="00352071"/>
    </style:style>
    <style:style style:name="T97" style:family="text">
      <style:text-properties officeooo:rsid="00363972"/>
    </style:style>
    <style:style style:name="T98" style:family="text">
      <style:text-properties officeooo:rsid="00368e07"/>
    </style:style>
    <style:style style:name="T99" style:family="text">
      <style:text-properties fo:color="#000000" loext:opacity="100%"/>
    </style:style>
    <style:style style:name="T100" style:family="text">
      <style:text-properties fo:color="#000000" loext:opacity="100%" officeooo:rsid="0024bf6e"/>
    </style:style>
    <style:style style:name="T101" style:family="text">
      <style:text-properties fo:color="#000000" loext:opacity="100%" officeooo:rsid="002d04e2"/>
    </style:style>
    <style:style style:name="T102" style:family="text">
      <style:text-properties fo:color="#000000" loext:opacity="100%" officeooo:rsid="002b7e66"/>
    </style:style>
    <style:style style:name="T103" style:family="text">
      <style:text-properties fo:color="#000000" loext:opacity="100%" officeooo:rsid="00322d82"/>
    </style:style>
    <style:style style:name="T104" style:family="text">
      <style:text-properties officeooo:rsid="0032c338"/>
    </style:style>
    <style:style style:name="T105" style:family="text">
      <style:text-properties officeooo:rsid="003ca37e"/>
    </style:style>
    <style:style style:name="T106" style:family="text">
      <style:text-properties officeooo:rsid="003cd181"/>
    </style:style>
    <style:style style:name="T107" style:family="text">
      <style:text-properties officeooo:rsid="0042e115"/>
    </style:style>
    <style:style style:name="T108" style:family="text">
      <style:text-properties officeooo:rsid="00445384"/>
    </style:style>
    <style:style style:name="T109" style:family="text">
      <style:text-properties officeooo:rsid="00457013"/>
    </style:style>
    <style:style style:name="T110" style:family="text">
      <style:text-properties fo:color="#008000" loext:opacity="100%" fo:font-weight="bold"/>
    </style:style>
    <style:style style:name="T111" style:family="text">
      <style:text-properties fo:color="#008000" loext:opacity="100%" fo:font-weight="bold" officeooo:rsid="0024bf6e"/>
    </style:style>
    <style:style style:name="T112" style:family="text">
      <style:text-properties fo:color="#008000" loext:opacity="100%" fo:font-weight="bold" officeooo:rsid="00303d32"/>
    </style:style>
    <style:style style:name="T113" style:family="text">
      <style:text-properties fo:color="#008000" loext:opacity="100%" fo:font-weight="bold" officeooo:rsid="002d04e2"/>
    </style:style>
    <style:style style:name="T114" style:family="text">
      <style:text-properties fo:color="#008000" loext:opacity="100%" fo:font-weight="bold" officeooo:rsid="002b7e66"/>
    </style:style>
    <style:style style:name="T115" style:family="text">
      <style:text-properties fo:color="#008000" loext:opacity="100%" fo:font-weight="bold" officeooo:rsid="00322d82"/>
    </style:style>
    <style:style style:name="T116" style:family="text">
      <style:text-properties fo:color="#bbbbbb" loext:opacity="100%"/>
    </style:style>
    <style:style style:name="T117" style:family="text">
      <style:text-properties fo:color="#bbbbbb" loext:opacity="100%" officeooo:rsid="0024bf6e"/>
    </style:style>
    <style:style style:name="T118" style:family="text">
      <style:text-properties fo:color="#bbbbbb" loext:opacity="100%" officeooo:rsid="002d04e2"/>
    </style:style>
    <style:style style:name="T119" style:family="text">
      <style:text-properties fo:color="#bbbbbb" loext:opacity="100%" officeooo:rsid="002b7e66"/>
    </style:style>
    <style:style style:name="T120" style:family="text">
      <style:text-properties fo:color="#bbbbbb" loext:opacity="100%" officeooo:rsid="00322d82"/>
    </style:style>
    <style:style style:name="T121" style:family="text">
      <style:text-properties fo:color="#bbbbbb" loext:opacity="100%" officeooo:rsid="00303d32"/>
    </style:style>
    <style:style style:name="T122" style:family="text">
      <style:text-properties fo:color="#0000ff" loext:opacity="100%"/>
    </style:style>
    <style:style style:name="T123" style:family="text">
      <style:text-properties fo:color="#0000ff" loext:opacity="100%" fo:font-weight="bold"/>
    </style:style>
    <style:style style:name="T124" style:family="text">
      <style:text-properties fo:color="#0000ff" loext:opacity="100%" officeooo:rsid="0024bf6e"/>
    </style:style>
    <style:style style:name="T125" style:family="text">
      <style:text-properties fo:color="#0000ff" loext:opacity="100%" officeooo:rsid="002b7e66"/>
    </style:style>
    <style:style style:name="T126" style:family="text">
      <style:text-properties fo:color="#0000ff" loext:opacity="100%" officeooo:rsid="00322d82"/>
    </style:style>
    <style:style style:name="T127" style:family="text">
      <style:text-properties fo:color="#b00040" loext:opacity="100%"/>
    </style:style>
    <style:style style:name="T128" style:family="text">
      <style:text-properties fo:color="#b00040" loext:opacity="100%" officeooo:rsid="002d04e2"/>
    </style:style>
    <style:style style:name="T129" style:family="text">
      <style:text-properties fo:color="#b00040" loext:opacity="100%" officeooo:rsid="002b7e66"/>
    </style:style>
    <style:style style:name="T130" style:family="text">
      <style:text-properties fo:color="#b00040" loext:opacity="100%" officeooo:rsid="003995bc"/>
    </style:style>
    <style:style style:name="T131" style:family="text">
      <style:text-properties fo:color="#b00040" loext:opacity="100%" officeooo:rsid="00322d82"/>
    </style:style>
    <style:style style:name="T132" style:family="text">
      <style:text-properties fo:color="#666666" loext:opacity="100%"/>
    </style:style>
    <style:style style:name="T133" style:family="text">
      <style:text-properties officeooo:rsid="004b565c"/>
    </style:style>
    <style:style style:name="T134" style:family="text">
      <style:text-properties officeooo:rsid="004c6f3a"/>
    </style:style>
    <style:style style:name="T135" style:family="text">
      <style:text-properties officeooo:rsid="004e282d"/>
    </style:style>
    <style:style style:name="T136" style:family="text">
      <style:text-properties officeooo:rsid="00116ae2"/>
    </style:style>
    <style:style style:name="T137" style:family="text">
      <style:text-properties officeooo:rsid="00160645"/>
    </style:style>
    <style:style style:name="T138" style:family="text">
      <style:text-properties officeooo:rsid="0014dd36"/>
    </style:style>
    <style:style style:name="T139" style:family="text">
      <style:text-properties officeooo:rsid="00535444"/>
    </style:style>
    <style:style style:name="T140" style:family="text">
      <style:text-properties officeooo:rsid="00547edf"/>
    </style:style>
    <style:style style:name="T141" style:family="text">
      <style:text-properties officeooo:rsid="005666d3"/>
    </style:style>
    <style:style style:name="T142" style:family="text">
      <style:text-properties officeooo:rsid="0057f860"/>
    </style:style>
    <style:style style:name="T143" style:family="text">
      <style:text-properties officeooo:rsid="005bd117"/>
    </style:style>
    <style:style style:name="T144" style:family="text">
      <style:text-properties officeooo:rsid="005ea1e2"/>
    </style:style>
    <style:style style:name="T145" style:family="text">
      <style:text-properties officeooo:rsid="00607931"/>
    </style:style>
    <style:style style:name="T146" style:family="text">
      <style:text-properties officeooo:rsid="00616b49"/>
    </style:style>
    <style:style style:name="T147" style:family="text">
      <style:text-properties officeooo:rsid="006359a3"/>
    </style:style>
    <style:style style:name="T148" style:family="text">
      <style:text-properties officeooo:rsid="00654975"/>
    </style:style>
    <style:style style:name="T149" style:family="text">
      <style:text-properties officeooo:rsid="006743a1"/>
    </style:style>
    <style:style style:name="T150" style:family="text">
      <style:text-properties officeooo:rsid="0067d0f8"/>
    </style:style>
    <style:style style:name="T151" style:family="text">
      <style:text-properties officeooo:rsid="00686528"/>
    </style:style>
    <style:style style:name="T152" style:family="text">
      <style:text-properties officeooo:rsid="006a560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vi Crosier</text:p>
      <text:p text:style-name="P2">Professor Nalubandhu</text:p>
      <text:p text:style-name="P2">SWENG 837 – Software System Design</text:p>
      <text:p text:style-name="P10">April 26, 2024</text:p>
      <text:p text:style-name="P9"/>
      <text:p text:style-name="Title">Course Project – Authentication System</text:p>
      <text:h text:style-name="P165" text:outline-level="1">Revision 1</text:h>
      <text:p text:style-name="Title"><text:tab/></text:p>
      <text:p text:style-name="P11"/>
      <text:h text:style-name="P166" text:outline-level="1"><text:bookmark-start text:name="__RefHeading___Toc2406_3837145954"/>Introduction<text:bookmark-end text:name="__RefHeading___Toc2406_3837145954"/></text:h>
      <text:p text:style-name="P128"><text:tab/><text:span text:style-name="T1">This document is intended to serve as a guidance document for an authentication system design. <text:s/></text:span><text:span text:style-name="T2">Among other things, the document includes a high level domain model for authentication necessities and interactions; base skeleton class implementations; and potential deployment recommendations to guide development of the system. <text:s/></text:span><text:span text:style-name="T145">This is the first iteration of the system, and many references to another iteration were discovered well into the course. <text:s/>There was not enough time to </text:span><text:span text:style-name="T146">always </text:span><text:span text:style-name="T145">reiterate on the system, and so they are merely documented as improvement points.</text:span></text:p>
      <text:h text:style-name="P167" text:outline-level="1"><text:bookmark-start text:name="__RefHeading___Toc3430_3837145954"/>Business Goals<text:bookmark-end text:name="__RefHeading___Toc3430_3837145954"/></text:h>
      <text:h text:style-name="P174" text:outline-level="2"><text:bookmark-start text:name="__RefHeading___Toc3432_3837145954"/>Problem Statement<text:bookmark-end text:name="__RefHeading___Toc3432_3837145954"/></text:h>
      <text:p text:style-name="P129"><text:tab/>The world has seen a large rise in the focus on security and security requirements. <text:s/>Companies and businesses utilize email systems, messaging systems, and many additional services and products to conduct their necessary operations. <text:s/>Access to these systems needs to be restricted. <text:s/>Utilizing the built in authentication mechanisms of these systems can be cumbersome and does not scale, especially in large environments where employees are constantly joining and leaving the organization.</text:p>
      <text:p text:style-name="P129"><text:tab/>The new system will allow other systems to authenticate users and allow access to those systems. <text:s/>It will support multiple authentication techniques including password authentication, cipher key authentication, and token authentication. <text:s/></text:p>
      <text:p text:style-name="P129"><text:tab/>In today’s security landscape, it is important to learn how unauthorized access is gained and find the entry points of opponents. <text:s/>It is imperative that companies know when old passwords are compromised and to keep proper logs to understand entry points.</text:p>
      <text:h text:style-name="P174" text:outline-level="2"><text:bookmark-start text:name="__RefHeading___Toc3434_3837145954"/><text:soft-page-break/>Actor Identification<text:bookmark-end text:name="__RefHeading___Toc3434_3837145954"/></text:h>
      <text:p text:style-name="P3"><text:tab/><text:span text:style-name="T3">The following table identifies primary, secondary, and offstage actors that interact directly or closely, yet indirectly, with the system:</text:span></text:p>
      <text:p text:style-name="P13"/>
      <text:p text:style-name="P12"/>
      <text:p text:style-name="P14"/>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18">Type</text:p>
          </table:table-cell>
          <table:table-cell table:style-name="Table1.A1" office:value-type="string">
            <text:p text:style-name="P18">Actor</text:p>
          </table:table-cell>
          <table:table-cell table:style-name="Table1.C1" office:value-type="string">
            <text:p text:style-name="P18">Comment</text:p>
          </table:table-cell>
        </table:table-row>
        <table:table-row>
          <table:table-cell table:style-name="Table1.A2" office:value-type="string">
            <text:p text:style-name="P18">Primary</text:p>
          </table:table-cell>
          <table:table-cell table:style-name="Table1.A2" office:value-type="string">
            <text:p text:style-name="P18">Employee<text:span text:style-name="T4">s</text:span></text:p>
          </table:table-cell>
          <table:table-cell table:style-name="Table1.C2" office:value-type="string">
            <text:p text:style-name="P19">These are employees that are employed by the owner of the system. <text:s/>This encompasses full time, part time, and contracted employees.</text:p>
          </table:table-cell>
        </table:table-row>
        <table:table-row>
          <table:table-cell table:style-name="Table1.A2" office:value-type="string">
            <text:p text:style-name="P15"/>
          </table:table-cell>
          <table:table-cell table:style-name="Table1.A2" office:value-type="string">
            <text:p text:style-name="P18">Administrators</text:p>
          </table:table-cell>
          <table:table-cell table:style-name="Table1.C2" office:value-type="string">
            <text:p text:style-name="P20">System owners and super users that will perform administrative tasks on the system</text:p>
          </table:table-cell>
        </table:table-row>
        <table:table-row table:style-name="Table1.4">
          <table:table-cell table:style-name="Table1.A2" office:value-type="string">
            <text:p text:style-name="P18"/>
          </table:table-cell>
          <table:table-cell table:style-name="Table1.A2" office:value-type="string">
            <text:p text:style-name="P18">Customers</text:p>
          </table:table-cell>
          <table:table-cell table:style-name="Table1.C2" office:value-type="string">
            <text:p text:style-name="P20">Clients of the owners that will use external applications of the owners and require authentication</text:p>
          </table:table-cell>
        </table:table-row>
        <table:table-row>
          <table:table-cell table:style-name="Table1.A2" office:value-type="string">
            <text:p text:style-name="P18">Secondary</text:p>
          </table:table-cell>
          <table:table-cell table:style-name="Table1.A2" office:value-type="string">
            <text:p text:style-name="P18">Log System</text:p>
          </table:table-cell>
          <table:table-cell table:style-name="Table1.C2" office:value-type="string">
            <text:p text:style-name="P21">Logging system or subsystem to allow for error tracing or to help identify malicious intent</text:p>
          </table:table-cell>
        </table:table-row>
        <table:table-row>
          <table:table-cell table:style-name="Table1.A2" office:value-type="string">
            <text:p text:style-name="P15"/>
          </table:table-cell>
          <table:table-cell table:style-name="Table1.A2" office:value-type="string">
            <text:p text:style-name="P18">Data Storage System</text:p>
          </table:table-cell>
          <table:table-cell table:style-name="Table1.C2" office:value-type="string">
            <text:p text:style-name="P21">Storage system or subsystem that will be used to store information from the system.</text:p>
          </table:table-cell>
        </table:table-row>
        <table:table-row>
          <table:table-cell table:style-name="Table1.A2" office:value-type="string">
            <text:p text:style-name="P15"/>
          </table:table-cell>
          <table:table-cell table:style-name="Table1.A2" office:value-type="string">
            <text:p text:style-name="P18">MFA Provider</text:p>
          </table:table-cell>
          <table:table-cell table:style-name="Table1.C2" office:value-type="string">
            <text:p text:style-name="P21">Multi-factor authentication provider that will be utilized to support MFA/2FA</text:p>
          </table:table-cell>
        </table:table-row>
        <table:table-row table:style-name="Table1.4">
          <table:table-cell table:style-name="Table1.A2" office:value-type="string">
            <text:p text:style-name="P22">Offstage</text:p>
          </table:table-cell>
          <table:table-cell table:style-name="Table1.A2" office:value-type="string">
            <text:p text:style-name="P19"><text:span text:style-name="T5">A</text:span>uthorization System</text:p>
          </table:table-cell>
          <table:table-cell table:style-name="Table1.C2" office:value-type="string">
            <text:p text:style-name="P20">External system/subsystem that will apply appropriate permissions following successful authentication</text:p>
          </table:table-cell>
        </table:table-row>
        <table:table-row>
          <table:table-cell table:style-name="Table1.A2" office:value-type="string">
            <text:p text:style-name="P15"/>
          </table:table-cell>
          <table:table-cell table:style-name="Table1.A2" office:value-type="string">
            <text:p text:style-name="P23">External Applications</text:p>
          </table:table-cell>
          <table:table-cell table:style-name="Table1.C2" office:value-type="string">
            <text:p text:style-name="P23">Applications that will utilize this system for authentication</text:p>
          </table:table-cell>
        </table:table-row>
      </table:table>
      <text:p text:style-name="P14"/>
      <text:h text:style-name="P169" text:outline-level="1"/>
      <text:h text:style-name="P168" text:outline-level="1"><text:bookmark-start text:name="__RefHeading___Toc3436_3837145954"/>Use Cases<text:bookmark-end text:name="__RefHeading___Toc3436_3837145954"/></text:h>
      <text:p text:style-name="P4"><text:tab/><text:span text:style-name="T6">This section covers the initial use cases of the system. <text:s/>These use cases are used throughout this document to build an initial set of requirements that influence the design of the system. <text:s/>Adding, removing, or modifying these use cases will modify everything else that follows in this document. <text:s/>This primarily includes the Domain Model and System Operation Contracts that influence other aspects of the document. <text:s/></text:span><text:span text:style-name="T72">Each use case is followed by an appropriate system sequence diagram to demonstrate how the system </text:span><text:span text:style-name="T73">interacts with the outside world.</text:span></text:p>
      <text:p text:style-name="P164">Table <text:sequence text:ref-name="refTable0" text:name="Table" text:formula="ooow:Table+1" style:num-format="1">1</text:sequence>: Use Case 1</text:p>
      <table:table table:name="Table3" table:style-name="Table3" table:template-name="Default Style">
        <table:table-column table:style-name="Table3.A"/>
        <table:table-column table:style-name="Table3.B"/>
        <table:table-row table:style-name="Table3.1">
          <table:table-cell table:style-name="Table3.A1" office:value-type="string">
            <text:p text:style-name="P109">Use Case Section</text:p>
          </table:table-cell>
          <table:table-cell table:style-name="Table3.B1" office:value-type="string">
            <text:p text:style-name="P109">Description</text:p>
          </table:table-cell>
        </table:table-row>
        <table:table-row>
          <table:table-cell table:style-name="Table3.A2" office:value-type="string">
            <text:p text:style-name="P24">Use Case Name</text:p>
          </table:table-cell>
          <table:table-cell table:style-name="Table3.B2" office:value-type="string">
            <text:p text:style-name="P51">Authenticate Login Credentials</text:p>
          </table:table-cell>
        </table:table-row>
        <table:table-row>
          <table:table-cell table:style-name="Table3.A2" office:value-type="string">
            <text:p text:style-name="P24">Scope</text:p>
          </table:table-cell>
          <table:table-cell table:style-name="Table3.B2" office:value-type="string">
            <text:p text:style-name="P26">Secure Authentication System</text:p>
          </table:table-cell>
        </table:table-row>
        <table:table-row>
          <table:table-cell table:style-name="Table3.A2" office:value-type="string">
            <text:p text:style-name="P24">Level</text:p>
          </table:table-cell>
          <table:table-cell table:style-name="Table3.B2" office:value-type="string">
            <text:p text:style-name="P27">Sub function</text:p>
          </table:table-cell>
        </table:table-row>
        <table:table-row>
          <table:table-cell table:style-name="Table3.A2" office:value-type="string">
            <text:p text:style-name="P24">Primary Actor</text:p>
          </table:table-cell>
          <table:table-cell table:style-name="Table3.B2" office:value-type="string">
            <text:p text:style-name="P27">Employee</text:p>
          </table:table-cell>
        </table:table-row>
        <table:table-row>
          <table:table-cell table:style-name="Table3.A2" office:value-type="string">
            <text:p text:style-name="P24">Stakeholders and Interests</text:p>
          </table:table-cell>
          <table:table-cell table:style-name="Table3.B2" office:value-type="string">
            <text:p text:style-name="P27">Employee: <text:s/>Wants to log into email client to view and send an email</text:p>
            <text:p text:style-name="P28"/>
            <text:p text:style-name="P28">Data Store: <text:s/>Storage location for authentication credentials</text:p>
            <text:p text:style-name="P28"/>
            <text:p text:style-name="P29">MFA Subsystem: <text:s/>Provides OTP for User</text:p>
            <text:p text:style-name="P28"/>
            <text:p text:style-name="P30">External Application: <text:s/>The email client that uses the system <text:span text:style-name="T7">for authentication</text:span></text:p>
          </table:table-cell>
        </table:table-row>
        <table:table-row>
          <table:table-cell table:style-name="Table3.A2" office:value-type="string">
            <text:p text:style-name="P24">Preconditions</text:p>
          </table:table-cell>
          <table:table-cell table:style-name="Table3.B2" office:value-type="string">
            <text:p text:style-name="P16">-</text:p>
          </table:table-cell>
        </table:table-row>
        <table:table-row>
          <table:table-cell table:style-name="Table3.A2" office:value-type="string">
            <text:p text:style-name="P24">Success Guarantee</text:p>
          </table:table-cell>
          <table:table-cell table:style-name="Table3.B2" office:value-type="string">
            <text:p text:style-name="P27">Employee is authenticated</text:p>
          </table:table-cell>
        </table:table-row>
        <table:table-row>
          <table:table-cell table:style-name="Table3.A2" office:value-type="string">
            <text:p text:style-name="P24">Main Success Scenario</text:p>
          </table:table-cell>
          <table:table-cell table:style-name="Table3.B2" office:value-type="string">
            <text:list text:style-name="L1">
              <text:list-item>
                <text:p text:style-name="P184">The email client establishes a secured, private connection to the system</text:p>
              </text:list-item>
              <text:list-item>
                <text:p text:style-name="P185">Email client provides the system with username and password </text:p>
              </text:list-item>
              <text:list-item>
                <text:p text:style-name="P184">The system verifies that the user exists in its data store</text:p>
              </text:list-item>
              <text:list-item>
                <text:p text:style-name="P184">The system verifies that the supplied password is equivalent to the password hash stored in the data store with the user</text:p>
              </text:list-item>
              <text:list-item>
                <text:p text:style-name="P186">The system asks the client for a OTP</text:p>
              </text:list-item>
              <text:list-item>
                <text:p text:style-name="P186">The email client asks the Employee for a OTP, and the employee provides the OTP to the email client</text:p>
              </text:list-item>
              <text:list-item>
                <text:p text:style-name="P186">The email client provides the OTP to the system</text:p>
              </text:list-item>
              <text:list-item>
                <text:p text:style-name="P186">The system creates a OTP request to the MFA subsystem <text:soft-page-break/>and provides the OTP to the MFA subsystem</text:p>
              </text:list-item>
              <text:list-item>
                <text:p text:style-name="P186">The MFA subsystem responds indicating that the OTP is correct</text:p>
              </text:list-item>
              <text:list-item>
                <text:p text:style-name="P186">The system informs the email client that the authentication was successful</text:p>
              </text:list-item>
            </text:list>
          </table:table-cell>
        </table:table-row>
        <table:table-row>
          <table:table-cell table:style-name="Table3.A2" office:value-type="string">
            <text:p text:style-name="P24">Extensions</text:p>
          </table:table-cell>
          <table:table-cell table:style-name="Table3.B2" office:value-type="string">
            <text:p text:style-name="P31">User does not exist:</text:p>
            <text:p text:style-name="P31">3a. The system does not find the User in the data store</text:p>
            <text:p text:style-name="P31">3b. The system returns an error to the client indicating that the user does not exist</text:p>
            <text:p text:style-name="P31"/>
            <text:p text:style-name="P31">User password is incorrect:</text:p>
            <text:p text:style-name="P31"><text:span text:style-name="T8">4</text:span>a. <text:span text:style-name="T9">The system returns an error to the client indicating that the password is incorrect</text:span></text:p>
            <text:p text:style-name="P31"/>
            <text:p text:style-name="P32">User provides incorrect OTP:</text:p>
            <text:p text:style-name="P32">9a. The MFA subsystem responds indicating an incorrect OTP</text:p>
            <text:p text:style-name="P32">9b. The system informs the email client of the incorrect OTP</text:p>
          </table:table-cell>
        </table:table-row>
        <table:table-row>
          <table:table-cell table:style-name="Table3.A2" office:value-type="string">
            <text:p text:style-name="P24">Special Requirements</text:p>
          </table:table-cell>
          <table:table-cell table:style-name="Table3.B2" office:value-type="string">
            <text:p text:style-name="P16">-</text:p>
          </table:table-cell>
        </table:table-row>
      </table:table>
      <text:h text:style-name="P175" text:outline-level="2"/>
      <text:p text:style-name="P161">Table <text:sequence text:ref-name="refTable1" text:name="Table" text:formula="ooow:Table+1" style:num-format="1">2</text:sequence>: Use Case 2</text:p>
      <table:table table:name="Table4" table:style-name="Table4" table:template-name="Default Style">
        <table:table-column table:style-name="Table4.A"/>
        <table:table-column table:style-name="Table4.B"/>
        <table:table-row table:style-name="Table4.1">
          <table:table-cell table:style-name="Table4.A1" office:value-type="string">
            <text:p text:style-name="P109">Use Case Section</text:p>
          </table:table-cell>
          <table:table-cell table:style-name="Table4.B1" office:value-type="string">
            <text:p text:style-name="P109">Description</text:p>
          </table:table-cell>
        </table:table-row>
        <table:table-row>
          <table:table-cell table:style-name="Table4.A2" office:value-type="string">
            <text:p text:style-name="P24">Use Case Name</text:p>
          </table:table-cell>
          <table:table-cell table:style-name="Table4.B2" office:value-type="string">
            <text:p text:style-name="P25">Authenticate <text:span text:style-name="T10">SSH Keys</text:span></text:p>
          </table:table-cell>
        </table:table-row>
        <table:table-row>
          <table:table-cell table:style-name="Table4.A2" office:value-type="string">
            <text:p text:style-name="P24">Scope</text:p>
          </table:table-cell>
          <table:table-cell table:style-name="Table4.B2" office:value-type="string">
            <text:p text:style-name="P26">Secure Authentication System</text:p>
          </table:table-cell>
        </table:table-row>
        <table:table-row>
          <table:table-cell table:style-name="Table4.A2" office:value-type="string">
            <text:p text:style-name="P24">Level</text:p>
          </table:table-cell>
          <table:table-cell table:style-name="Table4.B2" office:value-type="string">
            <text:p text:style-name="P27">Sub function</text:p>
          </table:table-cell>
        </table:table-row>
        <table:table-row>
          <table:table-cell table:style-name="Table4.A2" office:value-type="string">
            <text:p text:style-name="P24">Primary Actor</text:p>
          </table:table-cell>
          <table:table-cell table:style-name="Table4.B2" office:value-type="string">
            <text:p text:style-name="P27">Employee</text:p>
          </table:table-cell>
        </table:table-row>
        <table:table-row>
          <table:table-cell table:style-name="Table4.A2" office:value-type="string">
            <text:p text:style-name="P24">Stakeholders and Interests</text:p>
          </table:table-cell>
          <table:table-cell table:style-name="Table4.B2" office:value-type="string">
            <text:p text:style-name="P27">Employee: <text:s/>Wants to log into <text:span text:style-name="T10">a network switch to diagnose network troubles</text:span></text:p>
            <text:p text:style-name="P27"/>
            <text:p text:style-name="P33">Data Store: <text:s/>Storage location for SSH keys</text:p>
            <text:p text:style-name="P27"/>
            <text:p text:style-name="P30">External Application: <text:s/><text:span text:style-name="T10">The SSH Server that will be </text:span><text:span text:style-name="T11">allowing </text:span><text:span text:style-name="T10">the user </text:span><text:span text:style-name="T11">to connect to the switch</text:span></text:p>
          </table:table-cell>
        </table:table-row>
        <table:table-row>
          <table:table-cell table:style-name="Table4.A2" office:value-type="string">
            <text:p text:style-name="P24">Preconditions</text:p>
          </table:table-cell>
          <table:table-cell table:style-name="Table4.B2" office:value-type="string">
            <text:p text:style-name="P16">-</text:p>
          </table:table-cell>
        </table:table-row>
        <table:table-row>
          <table:table-cell table:style-name="Table4.A2" office:value-type="string">
            <text:p text:style-name="P24">Success Guarantee</text:p>
          </table:table-cell>
          <table:table-cell table:style-name="Table4.B2" office:value-type="string">
            <text:p text:style-name="P34">Public key is added to SSH Server’s Trust Store</text:p>
          </table:table-cell>
        </table:table-row>
        <table:table-row>
          <table:table-cell table:style-name="Table4.A2" office:value-type="string">
            <text:p text:style-name="P24">Main Success Scenario</text:p>
          </table:table-cell>
          <table:table-cell table:style-name="Table4.B2" office:value-type="string">
            <text:list xml:id="list105743202667679" text:continue-numbering="true" text:style-name="L1">
              <text:list-item text:start-value="1">
                <text:p text:style-name="P187">The SSH Server establishes a secured, private connection to the system</text:p>
              </text:list-item>
              <text:list-item>
                <text:p text:style-name="P188">The SSH Server provides the system with the <text:span text:style-name="T12">employee’s username </text:span><text:span text:style-name="T13">and public key</text:span></text:p>
              </text:list-item>
              <text:list-item>
                <text:p text:style-name="P189">The system verifies that the user exists in the data store</text:p>
              </text:list-item>
              <text:list-item>
                <text:p text:style-name="P189">The system verifies that the user has a public key in the data store</text:p>
              </text:list-item>
              <text:list-item>
                <text:p text:style-name="P190">The system <text:span text:style-name="T14">provides a public key to the SSH Server </text:span></text:p>
              </text:list-item>
              <text:list-item>
                <text:p text:style-name="P191">The SSH Server then adds the public key to its local trust store</text:p>
              </text:list-item>
              <text:list-item>
                <text:p text:style-name="P192">The SSH Server performs SSH Key authentication with the employee</text:p>
              </text:list-item>
            </text:list>
          </table:table-cell>
        </table:table-row>
        <table:table-row>
          <table:table-cell table:style-name="Table4.A2" office:value-type="string">
            <text:p text:style-name="P24">Extensions</text:p>
          </table:table-cell>
          <table:table-cell table:style-name="Table4.B2" office:value-type="string">
            <text:p text:style-name="P31">User does not exist:</text:p>
            <text:p text:style-name="P31">3a. The system does not find the User in the data store</text:p>
            <text:p text:style-name="P31">3b. The system returns an error to the client indicating that the user does not exist</text:p>
            <text:p text:style-name="P31"/>
            <text:p text:style-name="P31">User <text:span text:style-name="T15">public key</text:span> is incorrect:</text:p>
            <text:p text:style-name="P31"><text:span text:style-name="T8">4</text:span>a. <text:span text:style-name="T9">The system returns an error to the client indicating that the </text:span><text:span text:style-name="T15">public key is incorrect and should not be added to the trust store</text:span></text:p>
          </table:table-cell>
        </table:table-row>
        <table:table-row>
          <table:table-cell table:style-name="Table4.A2" office:value-type="string">
            <text:p text:style-name="P24">Special Requirements</text:p>
          </table:table-cell>
          <table:table-cell table:style-name="Table4.B2" office:value-type="string">
            <text:p text:style-name="P16">-</text:p>
          </table:table-cell>
        </table:table-row>
      </table:table>
      <text:p text:style-name="P130"/>
      <text:p text:style-name="P137">Table <text:sequence text:ref-name="refTable2" text:name="Table" text:formula="ooow:Table+1" style:num-format="1">3</text:sequence>: Use Case 3</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09">Use Case Section</text:p>
          </table:table-cell>
          <table:table-cell table:style-name="Table5.B1" office:value-type="string">
            <text:p text:style-name="P109">Description</text:p>
          </table:table-cell>
        </table:table-row>
        <table:table-row>
          <table:table-cell table:style-name="Table5.A2" office:value-type="string">
            <text:p text:style-name="P24">Use Case Name</text:p>
          </table:table-cell>
          <table:table-cell table:style-name="Table5.B2" office:value-type="string">
            <text:p text:style-name="P35">Connect API</text:p>
          </table:table-cell>
        </table:table-row>
        <table:table-row>
          <table:table-cell table:style-name="Table5.A2" office:value-type="string">
            <text:p text:style-name="P24">Scope</text:p>
          </table:table-cell>
          <table:table-cell table:style-name="Table5.B2" office:value-type="string">
            <text:p text:style-name="P26">Secure Authentication System</text:p>
          </table:table-cell>
        </table:table-row>
        <table:table-row>
          <table:table-cell table:style-name="Table5.A2" office:value-type="string">
            <text:p text:style-name="P24">Level</text:p>
          </table:table-cell>
          <table:table-cell table:style-name="Table5.B2" office:value-type="string">
            <text:p text:style-name="P27">Sub function</text:p>
          </table:table-cell>
        </table:table-row>
        <text:soft-page-break/>
        <table:table-row>
          <table:table-cell table:style-name="Table5.A2" office:value-type="string">
            <text:p text:style-name="P24">Primary Actor</text:p>
          </table:table-cell>
          <table:table-cell table:style-name="Table5.B2" office:value-type="string">
            <text:p text:style-name="P35">System Administrator</text:p>
          </table:table-cell>
        </table:table-row>
        <table:table-row>
          <table:table-cell table:style-name="Table5.A2" office:value-type="string">
            <text:p text:style-name="P24">Stakeholders and Interests</text:p>
          </table:table-cell>
          <table:table-cell table:style-name="Table5.B2" office:value-type="string">
            <text:p text:style-name="P36">System Administrator <text:span text:style-name="T17">(Admin)</text:span>: <text:s/>Responsible for administering the system, such as integrating external services</text:p>
            <text:p text:style-name="P27"/>
            <text:p text:style-name="P27">Employee: <text:s/><text:span text:style-name="T16">Developer with a new API that requires tokens in order t</text:span><text:span text:style-name="T18">o use</text:span></text:p>
            <text:p text:style-name="P27"/>
            <text:p text:style-name="P37">Data Store: <text:s/><text:span text:style-name="T19">Storage location for App </text:span><text:span text:style-name="T20">authentication information</text:span></text:p>
            <text:p text:style-name="P38"/>
            <text:p text:style-name="P30">External Application <text:span text:style-name="T21">(App)</text:span>: <text:s/><text:span text:style-name="T18">Created by developer that will request new tokens from the system</text:span></text:p>
          </table:table-cell>
        </table:table-row>
        <table:table-row>
          <table:table-cell table:style-name="Table5.A2" office:value-type="string">
            <text:p text:style-name="P24">Preconditions</text:p>
          </table:table-cell>
          <table:table-cell table:style-name="Table5.B2" office:value-type="string">
            <text:list xml:id="list1420656762" text:style-name="L2">
              <text:list-item>
                <text:p text:style-name="P193">System Administrator is logged in</text:p>
              </text:list-item>
              <text:list-item>
                <text:p text:style-name="P194">Employee’s application is ready to request and receive tokens</text:p>
              </text:list-item>
            </text:list>
          </table:table-cell>
        </table:table-row>
        <table:table-row>
          <table:table-cell table:style-name="Table5.A2" office:value-type="string">
            <text:p text:style-name="P24">Success Guarantee</text:p>
          </table:table-cell>
          <table:table-cell table:style-name="Table5.B2" office:value-type="string">
            <text:p text:style-name="P39">System administrator retrieves ID and Secret for <text:span text:style-name="T22">App</text:span></text:p>
          </table:table-cell>
        </table:table-row>
        <table:table-row>
          <table:table-cell table:style-name="Table5.A2" office:value-type="string">
            <text:p text:style-name="P24">Main Success Scenario</text:p>
          </table:table-cell>
          <table:table-cell table:style-name="Table5.B2" office:value-type="string">
            <text:list text:continue-list="list105743202667679" text:style-name="L1">
              <text:list-item text:start-value="1">
                <text:p text:style-name="P195">Admin <text:span text:style-name="T23">opens </text:span><text:span text:style-name="T21">the “Administration” page</text:span></text:p>
              </text:list-item>
              <text:list-item>
                <text:p text:style-name="P196">Admin enters <text:span text:style-name="T22">App name</text:span></text:p>
              </text:list-item>
              <text:list-item>
                <text:p text:style-name="P197">Admin designates the <text:span text:style-name="T24">a</text:span>pp as an API that will need Tokens</text:p>
              </text:list-item>
              <text:list-item>
                <text:p text:style-name="P198">Admin enters <text:span text:style-name="T24">the a</text:span>pp resources that require authentication</text:p>
              </text:list-item>
              <text:list-item>
                <text:p text:style-name="P198">Admin selects ‘Save’</text:p>
              </text:list-item>
              <text:list-item>
                <text:p text:style-name="P199">System generates ID and Secret</text:p>
              </text:list-item>
              <text:list-item>
                <text:p text:style-name="P199"><text:span text:style-name="T25">System adds salt to ID and Secret, and then the system </text:span><text:span text:style-name="T26">h</text:span><text:span text:style-name="T25">ashes </text:span><text:span text:style-name="T26">the ID and Secret.</text:span></text:p>
              </text:list-item>
              <text:list-item>
                <text:p text:style-name="P199"><text:span text:style-name="T26">The system </text:span>save<text:span text:style-name="T26">s</text:span> <text:span text:style-name="T26">the ID, Secret, App Name, and resources</text:span> to the Data store</text:p>
              </text:list-item>
              <text:list-item>
                <text:p text:style-name="P200">System displays <text:span text:style-name="T26">the original </text:span>ID and Secret to Administrator</text:p>
              </text:list-item>
            </text:list>
          </table:table-cell>
        </table:table-row>
        <table:table-row>
          <table:table-cell table:style-name="Table5.A2" office:value-type="string">
            <text:p text:style-name="P24">Extensions</text:p>
          </table:table-cell>
          <table:table-cell table:style-name="Table5.B2" office:value-type="string">
            <text:p text:style-name="P40">-</text:p>
          </table:table-cell>
        </table:table-row>
        <table:table-row>
          <table:table-cell table:style-name="Table5.A2" office:value-type="string">
            <text:p text:style-name="P24">Special Requirements</text:p>
          </table:table-cell>
          <table:table-cell table:style-name="Table5.B2" office:value-type="string">
            <text:p text:style-name="P41">OAuth 2.0 Authentication</text:p>
          </table:table-cell>
        </table:table-row>
      </table:table>
      <text:p text:style-name="P130"/>
      <text:p text:style-name="P130"/>
      <text:p text:style-name="P130"/>
      <text:p text:style-name="P130"/>
      <text:p text:style-name="P130"><text:bookmark-start text:name="__RefHeading___Toc3444_3837145954"/><text:bookmark-end text:name="__RefHeading___Toc3444_3837145954"/></text:p>
      <text:p text:style-name="P137">Table <text:sequence text:ref-name="refTable3" text:name="Table" text:formula="ooow:Table+1" style:num-format="1">4</text:sequence>: Use Case 4</text:p>
      <table:table table:name="Table6" table:style-name="Table6" table:template-name="Default Style">
        <table:table-column table:style-name="Table6.A"/>
        <table:table-column table:style-name="Table6.B"/>
        <table:table-row table:style-name="Table6.1">
          <table:table-cell table:style-name="Table6.A1" office:value-type="string">
            <text:p text:style-name="P109">Use Case Section</text:p>
          </table:table-cell>
          <table:table-cell table:style-name="Table6.B1" office:value-type="string">
            <text:p text:style-name="P109">Description</text:p>
          </table:table-cell>
        </table:table-row>
        <table:table-row>
          <table:table-cell table:style-name="Table6.A2" office:value-type="string">
            <text:p text:style-name="P24">Use Case Name</text:p>
          </table:table-cell>
          <table:table-cell table:style-name="Table6.B2" office:value-type="string">
            <text:p text:style-name="P42"><text:span text:style-name="T27">Generate Access</text:span> Token<text:span text:style-name="T27">s</text:span></text:p>
          </table:table-cell>
        </table:table-row>
        <table:table-row>
          <table:table-cell table:style-name="Table6.A2" office:value-type="string">
            <text:p text:style-name="P24">Scope</text:p>
          </table:table-cell>
          <table:table-cell table:style-name="Table6.B2" office:value-type="string">
            <text:p text:style-name="P26">Secure Authentication System</text:p>
          </table:table-cell>
        </table:table-row>
        <table:table-row>
          <table:table-cell table:style-name="Table6.A2" office:value-type="string">
            <text:p text:style-name="P24">Level</text:p>
          </table:table-cell>
          <table:table-cell table:style-name="Table6.B2" office:value-type="string">
            <text:p text:style-name="P27">Sub function</text:p>
          </table:table-cell>
        </table:table-row>
        <table:table-row>
          <table:table-cell table:style-name="Table6.A2" office:value-type="string">
            <text:p text:style-name="P24">Primary Actor</text:p>
          </table:table-cell>
          <table:table-cell table:style-name="Table6.B2" office:value-type="string">
            <text:p text:style-name="P35">System Administrator</text:p>
          </table:table-cell>
        </table:table-row>
        <table:table-row>
          <table:table-cell table:style-name="Table6.A2" office:value-type="string">
            <text:p text:style-name="P24">Stakeholders and Interests</text:p>
          </table:table-cell>
          <table:table-cell table:style-name="Table6.B2" office:value-type="string">
            <text:p text:style-name="P27">Employee: <text:s/><text:span text:style-name="T16">Developer with a new API that requires tokens in order t</text:span><text:span text:style-name="T18">o use</text:span></text:p>
            <text:p text:style-name="P27"><text:soft-page-break/></text:p>
            <text:p text:style-name="P38"><text:span text:style-name="T28">Data</text:span> Store: <text:s/><text:span text:style-name="T28">Storage location for tokens and App authentication information</text:span></text:p>
            <text:p text:style-name="P38"/>
            <text:p text:style-name="P30">External Application <text:span text:style-name="T21">(App)</text:span>: <text:s/><text:span text:style-name="T29">Application that is using the system to generate and manage access tokens</text:span></text:p>
          </table:table-cell>
        </table:table-row>
        <table:table-row>
          <table:table-cell table:style-name="Table6.A2" office:value-type="string">
            <text:p text:style-name="P24">Preconditions</text:p>
          </table:table-cell>
          <table:table-cell table:style-name="Table6.B2" office:value-type="string">
            <text:list text:continue-list="list1420656762" text:style-name="L2">
              <text:list-item>
                <text:p text:style-name="P201"><text:span text:style-name="T30">The a</text:span>pp is connected to the system</text:p>
              </text:list-item>
            </text:list>
          </table:table-cell>
        </table:table-row>
        <table:table-row>
          <table:table-cell table:style-name="Table6.A2" office:value-type="string">
            <text:p text:style-name="P24">Success Guarantee</text:p>
          </table:table-cell>
          <table:table-cell table:style-name="Table6.B2" office:value-type="string">
            <text:p text:style-name="P43">App receives an access token</text:p>
          </table:table-cell>
        </table:table-row>
        <table:table-row>
          <table:table-cell table:style-name="Table6.A2" office:value-type="string">
            <text:p text:style-name="P24">Main Success Scenario</text:p>
          </table:table-cell>
          <table:table-cell table:style-name="Table6.B2" office:value-type="string">
            <text:list text:style-name="L3">
              <text:list-item>
                <text:p text:style-name="P202">The <text:span text:style-name="T31">a</text:span>pp requests <text:span text:style-name="T31">a new token from the system</text:span></text:p>
              </text:list-item>
              <text:list-item>
                <text:p text:style-name="P203">The system requests authentication details from the app</text:p>
              </text:list-item>
              <text:list-item>
                <text:p text:style-name="P203">The app sends the authentication details to the system</text:p>
              </text:list-item>
              <text:list-item>
                <text:p text:style-name="P204">The system verifies the authentication details of the app</text:p>
              </text:list-item>
              <text:list-item>
                <text:p text:style-name="P204">The system generates a new <text:span text:style-name="T32">access</text:span> token and provides it to the app</text:p>
              </text:list-item>
            </text:list>
          </table:table-cell>
        </table:table-row>
        <table:table-row>
          <table:table-cell table:style-name="Table6.A2" office:value-type="string">
            <text:p text:style-name="P24">Extensions</text:p>
          </table:table-cell>
          <table:table-cell table:style-name="Table6.B2" office:value-type="string">
            <text:p text:style-name="P40">-</text:p>
          </table:table-cell>
        </table:table-row>
        <table:table-row>
          <table:table-cell table:style-name="Table6.A2" office:value-type="string">
            <text:p text:style-name="P24">Special Requirements</text:p>
          </table:table-cell>
          <table:table-cell table:style-name="Table6.B2" office:value-type="string">
            <text:p text:style-name="P41">OAuth 2.0 Authentication</text:p>
          </table:table-cell>
        </table:table-row>
      </table:table>
      <text:p text:style-name="P130"><text:bookmark-start text:name="__RefHeading___Toc3446_3837145954"/><text:bookmark-end text:name="__RefHeading___Toc3446_3837145954"/></text:p>
      <text:p text:style-name="P137"/>
      <text:p text:style-name="P160">Table <text:sequence text:ref-name="refTable4" text:name="Table" text:formula="ooow:Table+1" style:num-format="1">5</text:sequence>: Use Case 5</text:p>
      <table:table table:name="Table7" table:style-name="Table7" table:template-name="Default Style">
        <table:table-column table:style-name="Table7.A"/>
        <table:table-column table:style-name="Table7.B"/>
        <table:table-row table:style-name="Table7.1">
          <table:table-cell table:style-name="Table7.A1" office:value-type="string">
            <text:p text:style-name="P109">Use Case Section</text:p>
          </table:table-cell>
          <table:table-cell table:style-name="Table7.B1" office:value-type="string">
            <text:p text:style-name="P109">Description</text:p>
          </table:table-cell>
        </table:table-row>
        <table:table-row>
          <table:table-cell table:style-name="Table7.A2" office:value-type="string">
            <text:p text:style-name="P24">Use Case Name</text:p>
          </table:table-cell>
          <table:table-cell table:style-name="Table7.B2" office:value-type="string">
            <text:p text:style-name="P96">Account Creation</text:p>
          </table:table-cell>
        </table:table-row>
        <table:table-row>
          <table:table-cell table:style-name="Table7.A2" office:value-type="string">
            <text:p text:style-name="P24">Scope</text:p>
          </table:table-cell>
          <table:table-cell table:style-name="Table7.B2" office:value-type="string">
            <text:p text:style-name="P26">Secure Authentication System</text:p>
          </table:table-cell>
        </table:table-row>
        <table:table-row>
          <table:table-cell table:style-name="Table7.A2" office:value-type="string">
            <text:p text:style-name="P24">Level</text:p>
          </table:table-cell>
          <table:table-cell table:style-name="Table7.B2" office:value-type="string">
            <text:p text:style-name="P27">Sub function</text:p>
          </table:table-cell>
        </table:table-row>
        <table:table-row>
          <table:table-cell table:style-name="Table7.A2" office:value-type="string">
            <text:p text:style-name="P24">Primary Actor</text:p>
          </table:table-cell>
          <table:table-cell table:style-name="Table7.B2" office:value-type="string">
            <text:p text:style-name="P35">System Administrator</text:p>
          </table:table-cell>
        </table:table-row>
        <table:table-row>
          <table:table-cell table:style-name="Table7.A2" office:value-type="string">
            <text:p text:style-name="P24">Stakeholders and Interests</text:p>
          </table:table-cell>
          <table:table-cell table:style-name="Table7.B2" office:value-type="string">
            <text:p text:style-name="P27"><text:span text:style-name="T33">System Administrator </text:span><text:span text:style-name="T34">(Admin)</text:span>: <text:s/><text:span text:style-name="T16">Developer with a new API that requires tokens in order t</text:span><text:span text:style-name="T18">o use</text:span></text:p>
            <text:p text:style-name="P27"/>
            <text:p text:style-name="P38"><text:span text:style-name="T28">Data</text:span> Store: <text:s/><text:span text:style-name="T28">Storage location for </text:span><text:span text:style-name="T33">accounts and account information</text:span></text:p>
            <text:p text:style-name="P38"/>
            <text:p text:style-name="P30">External Application <text:span text:style-name="T21">(App)</text:span>: <text:s/><text:span text:style-name="T35">Application that is using the system for authentication</text:span></text:p>
            <text:p text:style-name="P30"/>
            <text:p text:style-name="P44">Employee: <text:s/>New hire that needs access to company assets</text:p>
          </table:table-cell>
        </table:table-row>
        <table:table-row>
          <table:table-cell table:style-name="Table7.A2" office:value-type="string">
            <text:p text:style-name="P24">Preconditions</text:p>
          </table:table-cell>
          <table:table-cell table:style-name="Table7.B2" office:value-type="string">
            <text:p text:style-name="P45">System Administrator is logged in</text:p>
          </table:table-cell>
        </table:table-row>
        <table:table-row>
          <table:table-cell table:style-name="Table7.A2" office:value-type="string">
            <text:p text:style-name="P24">Success Guarantee</text:p>
          </table:table-cell>
          <table:table-cell table:style-name="Table7.B2" office:value-type="string">
            <text:p text:style-name="P46">The new account is saved to the data store</text:p>
          </table:table-cell>
        </table:table-row>
        <table:table-row>
          <table:table-cell table:style-name="Table7.A2" office:value-type="string">
            <text:p text:style-name="P24">Main Success Scenario</text:p>
          </table:table-cell>
          <table:table-cell table:style-name="Table7.B2" office:value-type="string">
            <text:list text:style-name="L4">
              <text:list-item>
                <text:p text:style-name="P205">The admin <text:span text:style-name="T36">opens the</text:span> “Administration” <text:span text:style-name="T36">page</text:span></text:p>
              </text:list-item>
              <text:list-item>
                <text:p text:style-name="P206">The admin selects “New User”</text:p>
              </text:list-item>
              <text:list-item>
                <text:p text:style-name="P206">The system returns the New User form</text:p>
              </text:list-item>
              <text:list-item>
                <text:p text:style-name="P206">The admin enters the employees necessary information into the form including full name, job title, organization, username and password</text:p>
              </text:list-item>
              <text:list-item>
                <text:p text:style-name="P206">The admin indicates that the password needs changed on login</text:p>
              </text:list-item>
              <text:list-item>
                <text:p text:style-name="P207">The admin indicates that the user will use MFA</text:p>
              </text:list-item>
              <text:list-item>
                <text:p text:style-name="P208">The admin clicks ‘Save’</text:p>
              </text:list-item>
              <text:list-item>
                <text:p text:style-name="P208">The system saves the users information to the database</text:p>
              </text:list-item>
            </text:list>
          </table:table-cell>
        </table:table-row>
        <table:table-row>
          <table:table-cell table:style-name="Table7.A2" office:value-type="string">
            <text:p text:style-name="P24">Extensions</text:p>
          </table:table-cell>
          <table:table-cell table:style-name="Table7.B2" office:value-type="string">
            <text:p text:style-name="P40">-</text:p>
          </table:table-cell>
        </table:table-row>
        <table:table-row>
          <table:table-cell table:style-name="Table7.A2" office:value-type="string">
            <text:p text:style-name="P24">Special Requirements</text:p>
          </table:table-cell>
          <table:table-cell table:style-name="Table7.B2" office:value-type="string">
            <text:p text:style-name="P41">-</text:p>
          </table:table-cell>
        </table:table-row>
      </table:table>
      <text:p text:style-name="P130"/>
      <text:p text:style-name="P131"><text:bookmark-start text:name="__RefHeading___Toc3448_3837145954"/><text:bookmark-end text:name="__RefHeading___Toc3448_3837145954"/></text:p>
      <text:p text:style-name="P137">Table <text:sequence text:ref-name="refTable5" text:name="Table" text:formula="ooow:Table+1" style:num-format="1">6</text:sequence>: Use Case 6</text:p>
      <table:table table:name="Table8" table:style-name="Table8" table:template-name="Default Style">
        <table:table-column table:style-name="Table8.A"/>
        <table:table-column table:style-name="Table8.B"/>
        <table:table-row table:style-name="Table8.1">
          <table:table-cell table:style-name="Table8.A1" office:value-type="string">
            <text:p text:style-name="P109"><text:span text:style-name="T104">U</text:span>se Case Section</text:p>
          </table:table-cell>
          <table:table-cell table:style-name="Table8.B1" office:value-type="string">
            <text:p text:style-name="P109">Description</text:p>
          </table:table-cell>
        </table:table-row>
        <table:table-row>
          <table:table-cell table:style-name="Table8.A2" office:value-type="string">
            <text:p text:style-name="P24">Use Case Name</text:p>
          </table:table-cell>
          <table:table-cell table:style-name="Table8.B2" office:value-type="string">
            <text:p text:style-name="P47">Forgotten Password</text:p>
          </table:table-cell>
        </table:table-row>
        <table:table-row>
          <table:table-cell table:style-name="Table8.A2" office:value-type="string">
            <text:p text:style-name="P24">Scope</text:p>
          </table:table-cell>
          <table:table-cell table:style-name="Table8.B2" office:value-type="string">
            <text:p text:style-name="P26">Secure Authentication System</text:p>
          </table:table-cell>
        </table:table-row>
        <table:table-row>
          <table:table-cell table:style-name="Table8.A2" office:value-type="string">
            <text:p text:style-name="P24">Level</text:p>
          </table:table-cell>
          <table:table-cell table:style-name="Table8.B2" office:value-type="string">
            <text:p text:style-name="P27">Sub function</text:p>
          </table:table-cell>
        </table:table-row>
        <table:table-row>
          <table:table-cell table:style-name="Table8.A2" office:value-type="string">
            <text:p text:style-name="P24">Primary Actor</text:p>
          </table:table-cell>
          <table:table-cell table:style-name="Table8.B2" office:value-type="string">
            <text:p text:style-name="P48">Customer</text:p>
          </table:table-cell>
        </table:table-row>
        <table:table-row>
          <table:table-cell table:style-name="Table8.A2" office:value-type="string">
            <text:p text:style-name="P24">Stakeholders and Interests</text:p>
          </table:table-cell>
          <table:table-cell table:style-name="Table8.B2" office:value-type="string">
            <text:p text:style-name="P44"><text:span text:style-name="T37">Customer</text:span>: <text:s/><text:span text:style-name="T38">Customer</text:span><text:span text:style-name="T39"> who forgot their password</text:span></text:p>
            <text:p text:style-name="P44"/>
            <text:p text:style-name="P38"><text:span text:style-name="T28">Data</text:span> Store: <text:s/><text:span text:style-name="T28">Storage location for </text:span><text:span text:style-name="T33">accounts and account information</text:span></text:p>
            <text:p text:style-name="P44"/>
          </table:table-cell>
        </table:table-row>
        <table:table-row>
          <table:table-cell table:style-name="Table8.A2" office:value-type="string">
            <text:p text:style-name="P24">Preconditions</text:p>
          </table:table-cell>
          <table:table-cell table:style-name="Table8.B2" office:value-type="string">
            <text:p text:style-name="P49">- <text:span text:style-name="T37">The customer</text:span> is at the login screen</text:p>
            <text:p text:style-name="P49">- The <text:span text:style-name="T37">customer</text:span> has MFA enabled and configured properly</text:p>
          </table:table-cell>
        </table:table-row>
        <table:table-row>
          <table:table-cell table:style-name="Table8.A2" office:value-type="string">
            <text:p text:style-name="P24">Success Guarantee</text:p>
          </table:table-cell>
          <table:table-cell table:style-name="Table8.B2" office:value-type="string">
            <text:p text:style-name="P50">The new password is saved to the data store</text:p>
          </table:table-cell>
        </table:table-row>
        <table:table-row>
          <table:table-cell table:style-name="Table8.A2" office:value-type="string">
            <text:p text:style-name="P24">Main Success Scenario</text:p>
          </table:table-cell>
          <table:table-cell table:style-name="Table8.B2" office:value-type="string">
            <text:list text:continue-numbering="true" text:style-name="L4">
              <text:list-item text:start-value="1">
                <text:p text:style-name="P205">The <text:span text:style-name="T37">customer</text:span><text:span text:style-name="T40"> clicks ‘Forgot Password’</text:span></text:p>
              </text:list-item>
              <text:list-item>
                <text:p text:style-name="P209">The system requests a Username from the <text:span text:style-name="T38">customer</text:span>, and the <text:span text:style-name="T38">customer</text:span> provides it</text:p>
              </text:list-item>
              <text:list-item>
                <text:p text:style-name="P210">The system submits a One-Time Password (OTP) request to the MFA system</text:p>
              </text:list-item>
              <text:list-item>
                <text:p text:style-name="P210">The system asks the <text:span text:style-name="T38">customer </text:span>for a OTP</text:p>
              </text:list-item>
              <text:list-item>
                <text:p text:style-name="P210">The <text:span text:style-name="T38">customer</text:span> provides the OTP <text:span text:style-name="T41">to the system</text:span></text:p>
              </text:list-item>
              <text:list-item>
                <text:p text:style-name="P209">The system v<text:span text:style-name="T42">erifies the OTP is correct with the MFA system</text:span></text:p>
              </text:list-item>
              <text:list-item>
                <text:p text:style-name="P211">The system presents the user for a ‘New Password’ form</text:p>
              </text:list-item>
              <text:list-item>
                <text:p text:style-name="P211">The <text:span text:style-name="T43">customer</text:span> enters in their new password</text:p>
              </text:list-item>
              <text:list-item>
                <text:p text:style-name="P211">The system <text:span text:style-name="T44">saves the new password to the database </text:span><text:span text:style-name="T45">for the </text:span><text:span text:style-name="T43">customer</text:span></text:p>
              </text:list-item>
            </text:list>
          </table:table-cell>
        </table:table-row>
        <table:table-row>
          <table:table-cell table:style-name="Table8.A2" office:value-type="string">
            <text:p text:style-name="P24">Extensions</text:p>
          </table:table-cell>
          <table:table-cell table:style-name="Table8.B2" office:value-type="string">
            <text:p text:style-name="P40">-</text:p>
          </table:table-cell>
        </table:table-row>
        <table:table-row>
          <table:table-cell table:style-name="Table8.A2" office:value-type="string">
            <text:p text:style-name="P24">Special Requirements</text:p>
          </table:table-cell>
          <table:table-cell table:style-name="Table8.B2" office:value-type="string">
            <text:p text:style-name="P41">-</text:p>
          </table:table-cell>
        </table:table-row>
      </table:table>
      <text:p text:style-name="P132"/>
      <text:h text:style-name="P170" text:outline-level="1">Domain Information</text:h>
      <text:p text:style-name="P139"><text:tab/>The following section contains information related to building an initial domain model <text:span text:style-name="T70">for the authentication system. <text:s/></text:span><text:span text:style-name="T46">The first table in this section contains </text:span><text:span text:style-name="T47">the class concepts derived from the Use Cases. </text:span><text:span text:style-name="T105">The second table is a slit list of classes that are kept for the domain model and classes that are pruned </text:span><text:span text:style-name="T106">from the model</text:span><text:span text:style-name="T105">. <text:s/></text:span><text:span text:style-name="T46">During the initial revision, many conceptual classes are being treated as </text:span><text:span text:style-name="T48">methods, while </text:span><text:span text:style-name="T46">many Roles have been </text:span><text:span text:style-name="T48">determined through proper authorization. <text:s/></text:span><text:span text:style-name="T46">As authorization is not currently being included within this system, these aspects are currently being pruned. <text:s/>It is possible that a later revision could deem them necessary.</text:span><text:span text:style-name="T48"> <text:s/></text:span></text:p>
      <text:p text:style-name="P139"><text:span text:style-name="T46"><text:tab/>During the construction of the system operation contracts and domain class diagram, it was noticed that the SSH Server may </text:span><text:span text:style-name="T49">need to remain as an conceptual or potentially physical object as they have their own authentication mechanisms. <text:s/></text:span><text:span text:style-name="T46">Reevaluation of the implementation of the SSH Server authentication aspects of the system should be the primary goals of the next revision.</text:span></text:p>
      <text:p text:style-name="P138"/>
      <text:p text:style-name="P137">Table <text:sequence text:ref-name="refTable6" text:name="Table" text:formula="ooow:Table+1" style:num-format="1">7</text:sequence>: Conceptual Classes</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09">Conceptual Class Categories</text:p>
          </table:table-cell>
          <table:table-cell table:style-name="Table2.B1" office:value-type="string">
            <text:p text:style-name="P109">Examples</text:p>
          </table:table-cell>
        </table:table-row>
        <table:table-row>
          <table:table-cell table:style-name="Table2.A2" office:value-type="string">
            <text:p text:style-name="P52">Physical or Tangible Objects</text:p>
          </table:table-cell>
          <table:table-cell table:style-name="Table2.B2" office:value-type="string">
            <text:p text:style-name="P53"><text:span text:style-name="T50">SSH </text:span>Server</text:p>
          </table:table-cell>
        </table:table-row>
        <table:table-row>
          <table:table-cell table:style-name="Table2.A2" office:value-type="string">
            <text:p text:style-name="P52">Specifications, Designs, or Descriptions of Things</text:p>
          </table:table-cell>
          <table:table-cell table:style-name="Table2.B2" office:value-type="string">
            <text:p text:style-name="P54">User Information, Credential, One-time Password, <text:span text:style-name="T52">Admin Panel,</text:span><text:span text:style-name="T53"> </text:span><text:span text:style-name="T54">User</text:span></text:p>
          </table:table-cell>
        </table:table-row>
        <table:table-row>
          <table:table-cell table:style-name="Table2.A2" office:value-type="string">
            <text:p text:style-name="P52">Places</text:p>
          </table:table-cell>
          <table:table-cell table:style-name="Table2.B2" office:value-type="string">
            <text:p text:style-name="P17">-</text:p>
          </table:table-cell>
        </table:table-row>
        <table:table-row>
          <table:table-cell table:style-name="Table2.A2" office:value-type="string">
            <text:p text:style-name="P52">Transactions</text:p>
          </table:table-cell>
          <table:table-cell table:style-name="Table2.B2" office:value-type="string">
            <text:p text:style-name="P115">Authenticate, Request, Save</text:p>
          </table:table-cell>
        </table:table-row>
        <table:table-row>
          <table:table-cell table:style-name="Table2.A2" office:value-type="string">
            <text:p text:style-name="P52">Transaction Line Items</text:p>
          </table:table-cell>
          <table:table-cell table:style-name="Table2.B2" office:value-type="string">
            <text:p text:style-name="P55"><text:span text:style-name="T51">Username</text:span>, One-time Password</text:p>
          </table:table-cell>
        </table:table-row>
        <table:table-row>
          <table:table-cell table:style-name="Table2.A2" office:value-type="string">
            <text:p text:style-name="P52">Roles of People</text:p>
          </table:table-cell>
          <table:table-cell table:style-name="Table2.B2" office:value-type="string">
            <text:p text:style-name="P56"><text:span text:style-name="T51">Developer</text:span>, System Administrator, Employee, Customer</text:p>
          </table:table-cell>
        </table:table-row>
        <table:table-row>
          <table:table-cell table:style-name="Table2.A2" office:value-type="string">
            <text:p text:style-name="P52">Containers of Other Things</text:p>
          </table:table-cell>
          <table:table-cell table:style-name="Table2.B2" office:value-type="string">
            <text:p text:style-name="P116">Form, <text:span text:style-name="T55">Page</text:span></text:p>
          </table:table-cell>
        </table:table-row>
        <table:table-row>
          <table:table-cell table:style-name="Table2.A2" office:value-type="string">
            <text:p text:style-name="P52">Things in a Container</text:p>
          </table:table-cell>
          <table:table-cell table:style-name="Table2.B2" office:value-type="string">
            <text:p text:style-name="P57"><text:span text:style-name="T51">Form</text:span>, <text:span text:style-name="T56">User Information, </text:span><text:span text:style-name="T57">App</text:span><text:span text:style-name="T58">lication</text:span><text:span text:style-name="T57"> Information, </text:span><text:span text:style-name="T59">SSH Server Information</text:span></text:p>
          </table:table-cell>
        </table:table-row>
        <table:table-row>
          <table:table-cell table:style-name="Table2.A2" office:value-type="string">
            <text:p text:style-name="P52">Other Computers/Systems (external)</text:p>
          </table:table-cell>
          <table:table-cell table:style-name="Table2.B2" office:value-type="string">
            <text:p text:style-name="P58">Multi-factor Authentication Subsystem, Data Store Subsystem</text:p>
          </table:table-cell>
        </table:table-row>
        <table:table-row>
          <table:table-cell table:style-name="Table2.A2" office:value-type="string">
            <text:p text:style-name="P52">Abstract Noun Concepts</text:p>
          </table:table-cell>
          <table:table-cell table:style-name="Table2.B2" office:value-type="string">
            <text:p text:style-name="P59">Application, <text:span text:style-name="T60">Form, Credential, </text:span><text:span text:style-name="T61">Token, </text:span><text:span text:style-name="T62">Key</text:span></text:p>
          </table:table-cell>
        </table:table-row>
        <table:table-row>
          <table:table-cell table:style-name="Table2.A2" office:value-type="string">
            <text:p text:style-name="P52">Organizations</text:p>
          </table:table-cell>
          <table:table-cell table:style-name="Table2.B2" office:value-type="string">
            <text:p text:style-name="P60">-</text:p>
          </table:table-cell>
        </table:table-row>
        <text:soft-page-break/>
        <table:table-row>
          <table:table-cell table:style-name="Table2.A2" office:value-type="string">
            <text:p text:style-name="P52">Events</text:p>
          </table:table-cell>
          <table:table-cell table:style-name="Table2.B2" office:value-type="string">
            <text:p text:style-name="P117">Save, <text:span text:style-name="T63">Submit,</text:span> <text:span text:style-name="T64">Request, Authenticat</text:span><text:span text:style-name="T65">ion</text:span><text:span text:style-name="T64">, Update, New User, New Application, </text:span><text:span text:style-name="T66">Get User, </text:span><text:span text:style-name="T67">Add Employee</text:span></text:p>
          </table:table-cell>
        </table:table-row>
        <table:table-row>
          <table:table-cell table:style-name="Table2.A2" office:value-type="string">
            <text:p text:style-name="P52">Processes</text:p>
          </table:table-cell>
          <table:table-cell table:style-name="Table2.B2" office:value-type="string">
            <text:p text:style-name="P118">Request One-time Password</text:p>
          </table:table-cell>
        </table:table-row>
        <table:table-row>
          <table:table-cell table:style-name="Table2.A2" office:value-type="string">
            <text:p text:style-name="P52">Rules and Policies</text:p>
          </table:table-cell>
          <table:table-cell table:style-name="Table2.B2" office:value-type="string">
            <text:p text:style-name="P17">-</text:p>
          </table:table-cell>
        </table:table-row>
        <table:table-row>
          <table:table-cell table:style-name="Table2.A2" office:value-type="string">
            <text:p text:style-name="P52">Catalogs</text:p>
          </table:table-cell>
          <table:table-cell table:style-name="Table2.B2" office:value-type="string">
            <text:p text:style-name="P61">User Catalog, <text:span text:style-name="T68">Token Catalog, Key Catalog, Application Catalog, </text:span><text:span text:style-name="T69">SSH Server Catalog</text:span></text:p>
          </table:table-cell>
        </table:table-row>
        <table:table-row>
          <table:table-cell table:style-name="Table2.A2" office:value-type="string">
            <text:p text:style-name="P52">Records of Finance, Work, Contracts, Legal Matters, etc.</text:p>
          </table:table-cell>
          <table:table-cell table:style-name="Table2.B2" office:value-type="string">
            <text:p text:style-name="P17">-</text:p>
          </table:table-cell>
        </table:table-row>
        <table:table-row>
          <table:table-cell table:style-name="Table2.A2" office:value-type="string">
            <text:p text:style-name="P52">Financial Instruments and Services</text:p>
          </table:table-cell>
          <table:table-cell table:style-name="Table2.B2" office:value-type="string">
            <text:p text:style-name="P17">-</text:p>
          </table:table-cell>
        </table:table-row>
        <table:table-row>
          <table:table-cell table:style-name="Table2.A2" office:value-type="string">
            <text:p text:style-name="P52">Manuals, books, Documents, Reference Papers</text:p>
          </table:table-cell>
          <table:table-cell table:style-name="Table2.B2" office:value-type="string">
            <text:p text:style-name="P17">-</text:p>
          </table:table-cell>
        </table:table-row>
      </table:table>
      <text:p text:style-name="P133"/>
      <text:p text:style-name="P134"/>
      <text:p text:style-name="P137">Table <text:sequence text:ref-name="refTable7" text:name="Table" text:formula="ooow:Table+1" style:num-format="1">8</text:sequence>: Pruned Classes</text:p>
      <table:table table:name="Table9" table:style-name="Table9" table:template-name="Default Style">
        <table:table-column table:style-name="Table9.A"/>
        <table:table-column table:style-name="Table9.B"/>
        <table:table-row table:style-name="Table9.1">
          <table:table-cell table:style-name="Table9.A1" office:value-type="string">
            <text:p text:style-name="P109">Good Classes (Retained)</text:p>
          </table:table-cell>
          <table:table-cell table:style-name="Table9.B1" office:value-type="string">
            <text:p text:style-name="P109">Bad Classes (Pruned)</text:p>
          </table:table-cell>
        </table:table-row>
        <table:table-row>
          <table:table-cell table:style-name="Table9.A2" office:value-type="string">
            <text:p text:style-name="P62">User</text:p>
          </table:table-cell>
          <table:table-cell table:style-name="Table9.B2" office:value-type="string">
            <text:p text:style-name="P63">Admin Panel</text:p>
          </table:table-cell>
        </table:table-row>
        <table:table-row>
          <table:table-cell table:style-name="Table9.A2" office:value-type="string">
            <text:p text:style-name="P62">User Information</text:p>
          </table:table-cell>
          <table:table-cell table:style-name="Table9.B2" office:value-type="string">
            <text:p text:style-name="P64">Request One-time Password</text:p>
          </table:table-cell>
        </table:table-row>
        <table:table-row>
          <table:table-cell table:style-name="Table9.A2" office:value-type="string">
            <text:p text:style-name="P62">User Catalog</text:p>
          </table:table-cell>
          <table:table-cell table:style-name="Table9.B2" office:value-type="string">
            <text:p text:style-name="P65">Save</text:p>
          </table:table-cell>
        </table:table-row>
        <table:table-row>
          <table:table-cell table:style-name="Table9.A2" office:value-type="string">
            <text:p text:style-name="P66">Key</text:p>
          </table:table-cell>
          <table:table-cell table:style-name="Table9.B2" office:value-type="string">
            <text:p text:style-name="P65">Submit</text:p>
          </table:table-cell>
        </table:table-row>
        <table:table-row>
          <table:table-cell table:style-name="Table9.A2" office:value-type="string">
            <text:p text:style-name="P66">Key Catalog</text:p>
          </table:table-cell>
          <table:table-cell table:style-name="Table9.B2" office:value-type="string">
            <text:p text:style-name="P65">Request</text:p>
          </table:table-cell>
        </table:table-row>
        <table:table-row>
          <table:table-cell table:style-name="Table9.A2" office:value-type="string">
            <text:p text:style-name="P66">Token</text:p>
          </table:table-cell>
          <table:table-cell table:style-name="Table9.B2" office:value-type="string">
            <text:p text:style-name="P65">Authentication</text:p>
          </table:table-cell>
        </table:table-row>
        <table:table-row>
          <table:table-cell table:style-name="Table9.A2" office:value-type="string">
            <text:p text:style-name="P66">Token Catalog</text:p>
          </table:table-cell>
          <table:table-cell table:style-name="Table9.B2" office:value-type="string">
            <text:p text:style-name="P65">Update</text:p>
          </table:table-cell>
        </table:table-row>
        <table:table-row>
          <table:table-cell table:style-name="Table9.A2" office:value-type="string">
            <text:p text:style-name="P67">Credential</text:p>
          </table:table-cell>
          <table:table-cell table:style-name="Table9.B2" office:value-type="string">
            <text:p text:style-name="P65">New User</text:p>
          </table:table-cell>
        </table:table-row>
        <table:table-row>
          <table:table-cell table:style-name="Table9.A2" office:value-type="string">
            <text:p text:style-name="P68">Credential Catalog</text:p>
          </table:table-cell>
          <table:table-cell table:style-name="Table9.B2" office:value-type="string">
            <text:p text:style-name="P65">New Application</text:p>
          </table:table-cell>
        </table:table-row>
        <table:table-row>
          <table:table-cell table:style-name="Table9.A2" office:value-type="string">
            <text:p text:style-name="P69">Application</text:p>
          </table:table-cell>
          <table:table-cell table:style-name="Table9.B2" office:value-type="string">
            <text:p text:style-name="P65">Get User</text:p>
          </table:table-cell>
        </table:table-row>
        <table:table-row>
          <table:table-cell table:style-name="Table9.A2" office:value-type="string">
            <text:p text:style-name="P69">Application Catalog</text:p>
          </table:table-cell>
          <table:table-cell table:style-name="Table9.B2" office:value-type="string">
            <text:p text:style-name="P65">Add Employee</text:p>
          </table:table-cell>
        </table:table-row>
        <table:table-row>
          <table:table-cell table:style-name="Table9.A2" office:value-type="string">
            <text:p text:style-name="P70">Application Information</text:p>
          </table:table-cell>
          <table:table-cell table:style-name="Table9.B2" office:value-type="string">
            <text:p text:style-name="P71">Form</text:p>
          </table:table-cell>
        </table:table-row>
        <table:table-row>
          <table:table-cell table:style-name="Table9.A2" office:value-type="string">
            <text:p text:style-name="P72">One-time Password</text:p>
          </table:table-cell>
          <table:table-cell table:style-name="Table9.B2" office:value-type="string">
            <text:p text:style-name="P73">Page</text:p>
          </table:table-cell>
        </table:table-row>
        <table:table-row>
          <table:table-cell table:style-name="Table9.A2" office:value-type="string">
            <text:p text:style-name="P74">Customer</text:p>
          </table:table-cell>
          <table:table-cell table:style-name="Table9.B2" office:value-type="string">
            <text:p text:style-name="P75">Multi-factor Authentication Subsystem</text:p>
          </table:table-cell>
        </table:table-row>
        <table:table-row>
          <table:table-cell table:style-name="Table9.A2" office:value-type="string">
            <text:p text:style-name="P74">System Administrator</text:p>
          </table:table-cell>
          <table:table-cell table:style-name="Table9.B2" office:value-type="string">
            <text:p text:style-name="P75">Data Store Subsystem</text:p>
          </table:table-cell>
        </table:table-row>
        <table:table-row>
          <table:table-cell table:style-name="Table9.A2" office:value-type="string">
            <text:p text:style-name="P74">Employee</text:p>
          </table:table-cell>
          <table:table-cell table:style-name="Table9.B2" office:value-type="string">
            <text:p text:style-name="P74">Developer</text:p>
          </table:table-cell>
        </table:table-row>
        <table:table-row>
          <table:table-cell table:style-name="Table9.A2" office:value-type="string">
            <text:p text:style-name="P76">SSH Server</text:p>
          </table:table-cell>
          <table:table-cell table:style-name="Table9.B2" office:value-type="string">
            <text:p text:style-name="P76"/>
          </table:table-cell>
        </table:table-row>
        <table:table-row>
          <table:table-cell table:style-name="Table9.A2" office:value-type="string">
            <text:p text:style-name="P77">SSH Server Catalog</text:p>
          </table:table-cell>
          <table:table-cell table:style-name="Table9.B2" office:value-type="string">
            <text:p text:style-name="P77"/>
          </table:table-cell>
        </table:table-row>
        <table:table-row>
          <table:table-cell table:style-name="Table9.A2" office:value-type="string">
            <text:p text:style-name="P77">SSH Server Information</text:p>
          </table:table-cell>
          <table:table-cell table:style-name="Table9.B2" office:value-type="string">
            <text:p text:style-name="P77"/>
          </table:table-cell>
        </table:table-row>
      </table:table>
      <text:p text:style-name="P134"/>
      <text:p text:style-name="P134"/>
      <text:h text:style-name="P171" text:outline-level="1"><text:soft-page-break/>System Operation Contracts</text:h>
      <text:p text:style-name="P5"><text:tab/><text:span text:style-name="T71">Next is an evaluation of many of the system operation contracts that can be found through the use cases and system sequence diagrams of earlier sections. <text:s/></text:span><text:span text:style-name="T74">This list of contracts is the base list r</text:span><text:span text:style-name="T75">equired for minimal functionality. <text:s/></text:span><text:span text:style-name="T76">Each contract includes a visual diagram to demonstrate how the systems classes from the domain model interact with each other. <text:s/>This assists in building and visualizing the domain class diagram in the following section.</text:span></text:p>
      <text:p text:style-name="P5"><text:tab/><text:span text:style-name="T144">One important note about this implementation is that the SSH key authentication mechanism would require a form of agent on the client to intercept the SSH authentication requests from users. <text:s/>This type of implementation requires an entire new system to simply perform the SSH authentication. <text:s/>This is not an ideal solution, but it can be remedied in the next iteration of the system. <text:s/></text:span><text:span text:style-name="T145">This can be achieved by taking a preemptive approach </text:span><text:span text:style-name="T147">to SSH key management. <text:s/>Instead of sending a key upon request, which does not necessarily follow the SSH protocol, the system could be designed to remotely deploy and install public keys into their trust store using a service account. <text:s/>This would be performed ad hoc by a system administrator or when a user is added to the system. <text:s/>However, this could potentially begin to cross the boundary into authorization which is not a goal of this system.</text:span></text:p>
      <text:p text:style-name="P161">Table <text:sequence text:ref-name="refTable8" text:name="Table" text:formula="ooow:Table+1" style:num-format="1">9</text:sequence>: System Operation Contract 1</text:p>
      <table:table table:name="Table10" table:style-name="Table10" table:template-name="Default Style">
        <table:table-column table:style-name="Table10.A"/>
        <table:table-column table:style-name="Table10.B"/>
        <table:table-row>
          <table:table-cell table:style-name="Table10.A1" office:value-type="string">
            <text:p text:style-name="P109">Field</text:p>
          </table:table-cell>
          <table:table-cell table:style-name="Table10.B1" office:value-type="string">
            <text:p text:style-name="P109">Comment</text:p>
          </table:table-cell>
        </table:table-row>
        <table:table-row>
          <table:table-cell table:style-name="Table10.A2" office:value-type="string">
            <text:p text:style-name="P111">Name of Operation</text:p>
          </table:table-cell>
          <table:table-cell table:style-name="Table10.B2" office:value-type="string">
            <text:p text:style-name="P78">authenticateUser(user<text:span text:style-name="T77">name</text:span>: integer, password: string)</text:p>
          </table:table-cell>
        </table:table-row>
        <table:table-row>
          <table:table-cell table:style-name="Table10.A2" office:value-type="string">
            <text:p text:style-name="P111">Responsibilities</text:p>
          </table:table-cell>
          <table:table-cell table:style-name="Table10.B2" office:value-type="string">
            <text:p text:style-name="P80">Check that the provided credentials (username/password) are correct and check <text:span text:style-name="T78">that</text:span> OTP <text:span text:style-name="T78">is correct</text:span></text:p>
          </table:table-cell>
        </table:table-row>
        <table:table-row>
          <table:table-cell table:style-name="Table10.A2" office:value-type="string">
            <text:p text:style-name="P111">Type</text:p>
          </table:table-cell>
          <table:table-cell table:style-name="Table10.B2" office:value-type="string">
            <text:p text:style-name="P82">System</text:p>
          </table:table-cell>
        </table:table-row>
        <table:table-row>
          <table:table-cell table:style-name="Table10.A2" office:value-type="string">
            <text:p text:style-name="P111">Cross Reference</text:p>
          </table:table-cell>
          <table:table-cell table:style-name="Table10.B2" office:value-type="string">
            <text:p text:style-name="P82">Use Case: <text:s/>Authenticate Login Credentials</text:p>
          </table:table-cell>
        </table:table-row>
        <table:table-row>
          <table:table-cell table:style-name="Table10.A2" office:value-type="string">
            <text:p text:style-name="P111">Exceptions</text:p>
          </table:table-cell>
          <table:table-cell table:style-name="Table10.B2" office:value-type="string">
            <text:list text:style-name="L5">
              <text:list-item>
                <text:p text:style-name="P212">If data store is unreachable, indicate there was an error</text:p>
              </text:list-item>
              <text:list-item>
                <text:p text:style-name="P212">If user credentials are not found, indicate there was an error</text:p>
              </text:list-item>
              <text:list-item>
                <text:p text:style-name="P212">If user credentials are invalid, indicate there was an error</text:p>
              </text:list-item>
              <text:list-item>
                <text:p text:style-name="P212">If OTP is invalid, indicate there was an error</text:p>
              </text:list-item>
            </text:list>
          </table:table-cell>
        </table:table-row>
        <table:table-row>
          <table:table-cell table:style-name="Table10.A2" office:value-type="string">
            <text:p text:style-name="P111">Pre-Conditions</text:p>
          </table:table-cell>
          <table:table-cell table:style-name="Table10.B2" office:value-type="string">
            <text:p text:style-name="P84">User knows <text:span text:style-name="T79">credentials and has the OTP device (whether physical or software)</text:span></text:p>
          </table:table-cell>
        </table:table-row>
        <table:table-row>
          <table:table-cell table:style-name="Table10.A2" office:value-type="string">
            <text:p text:style-name="P111">Post-Conditions</text:p>
          </table:table-cell>
          <table:table-cell table:style-name="Table10.B2" office:value-type="string">
            <text:p text:style-name="P85">-</text:p>
          </table:table-cell>
        </table:table-row>
      </table:table>
      <text:p text:style-name="P135"/>
      <text:p text:style-name="P137">Table <text:sequence text:ref-name="refTable9" text:name="Table" text:formula="ooow:Table+1" style:num-format="1">10</text:sequence>: System Operation Contract 2</text:p>
      <table:table table:name="Table11" table:style-name="Table11" table:template-name="Default Style">
        <table:table-column table:style-name="Table11.A"/>
        <table:table-column table:style-name="Table11.B"/>
        <table:table-row>
          <table:table-cell table:style-name="Table11.A1" office:value-type="string">
            <text:p text:style-name="P110">Field</text:p>
          </table:table-cell>
          <table:table-cell table:style-name="Table11.B1" office:value-type="string">
            <text:p text:style-name="P110">Comment</text:p>
          </table:table-cell>
        </table:table-row>
        <table:table-row>
          <table:table-cell table:style-name="Table11.A2" office:value-type="string">
            <text:p text:style-name="P112">Name of Operation</text:p>
          </table:table-cell>
          <table:table-cell table:style-name="Table11.B2" office:value-type="string">
            <text:p text:style-name="P79"><text:span text:style-name="T80">requestPublicKey</text:span>(<text:span text:style-name="T80">username: </text:span><text:span text:style-name="T81">string</text:span>)</text:p>
          </table:table-cell>
        </table:table-row>
        <table:table-row>
          <table:table-cell table:style-name="Table11.A2" office:value-type="string">
            <text:p text:style-name="P112">Responsibilities</text:p>
          </table:table-cell>
          <table:table-cell table:style-name="Table11.B2" office:value-type="string">
            <text:p text:style-name="P81">Check that the <text:span text:style-name="T82">user exists and has a public key. <text:s/>Then, provide the public key</text:span></text:p>
          </table:table-cell>
        </table:table-row>
        <table:table-row>
          <table:table-cell table:style-name="Table11.A2" office:value-type="string">
            <text:p text:style-name="P112">Type</text:p>
          </table:table-cell>
          <table:table-cell table:style-name="Table11.B2" office:value-type="string">
            <text:p text:style-name="P83">System</text:p>
          </table:table-cell>
        </table:table-row>
        <table:table-row>
          <table:table-cell table:style-name="Table11.A2" office:value-type="string">
            <text:p text:style-name="P112">Cross Reference</text:p>
          </table:table-cell>
          <table:table-cell table:style-name="Table11.B2" office:value-type="string">
            <text:p text:style-name="P83">Use Case: <text:s/>Authenticate <text:span text:style-name="T83">SSH</text:span> <text:span text:style-name="T83">Keys</text:span></text:p>
          </table:table-cell>
        </table:table-row>
        <table:table-row>
          <table:table-cell table:style-name="Table11.A2" office:value-type="string">
            <text:p text:style-name="P112">Exceptions</text:p>
          </table:table-cell>
          <table:table-cell table:style-name="Table11.B2" office:value-type="string">
            <text:list text:continue-numbering="true" text:style-name="L5">
              <text:list-item>
                <text:p text:style-name="P213">If data store is unreachable, indicate there was an error</text:p>
              </text:list-item>
              <text:list-item>
                <text:p text:style-name="P213">If user<text:span text:style-name="T83">name</text:span> <text:span text:style-name="T83">is </text:span>not found, indicate there was an error</text:p>
              </text:list-item>
              <text:list-item>
                <text:p text:style-name="P213">If <text:span text:style-name="T84">public key </text:span><text:span text:style-name="T85">for user is not available</text:span></text:p>
              </text:list-item>
            </text:list>
          </table:table-cell>
        </table:table-row>
        <table:table-row>
          <table:table-cell table:style-name="Table11.A2" office:value-type="string">
            <text:p text:style-name="P112">Pre-Conditions</text:p>
          </table:table-cell>
          <table:table-cell table:style-name="Table11.B2" office:value-type="string">
            <text:p text:style-name="P86">User has a public/private key pair</text:p>
          </table:table-cell>
        </table:table-row>
        <table:table-row>
          <table:table-cell table:style-name="Table11.A2" office:value-type="string">
            <text:p text:style-name="P112">Post-Conditions</text:p>
          </table:table-cell>
          <table:table-cell table:style-name="Table11.B2" office:value-type="string">
            <text:p text:style-name="P87">Public key is provided to requesting SSH Server</text:p>
          </table:table-cell>
        </table:table-row>
      </table:table>
      <text:p text:style-name="P136"/>
      <text:p text:style-name="P135"/>
      <text:p text:style-name="P137">Table <text:sequence text:ref-name="refTable10" text:name="Table" text:formula="ooow:Table+1" style:num-format="1">11</text:sequence>: System Operation Contract 3</text:p>
      <table:table table:name="Table12" table:style-name="Table12" table:template-name="Default Style">
        <table:table-column table:style-name="Table12.A"/>
        <table:table-column table:style-name="Table12.B"/>
        <table:table-row>
          <table:table-cell table:style-name="Table12.A1" office:value-type="string">
            <text:p text:style-name="P110">Field</text:p>
          </table:table-cell>
          <table:table-cell table:style-name="Table12.B1" office:value-type="string">
            <text:p text:style-name="P110">Comment</text:p>
          </table:table-cell>
        </table:table-row>
        <table:table-row>
          <table:table-cell table:style-name="Table12.A2" office:value-type="string">
            <text:p text:style-name="P112">Name of Operation</text:p>
          </table:table-cell>
          <table:table-cell table:style-name="Table12.B2" office:value-type="string">
            <text:p text:style-name="P79"><text:span text:style-name="T86">addApi</text:span><text:span text:style-name="T87">Resource</text:span>(<text:span text:style-name="T88">r</text:span><text:span text:style-name="T89">esourceUri: string</text:span>)</text:p>
          </table:table-cell>
        </table:table-row>
        <table:table-row>
          <table:table-cell table:style-name="Table12.A2" office:value-type="string">
            <text:p text:style-name="P112">Responsibilities</text:p>
          </table:table-cell>
          <table:table-cell table:style-name="Table12.B2" office:value-type="string">
            <text:p text:style-name="P88">Add<text:span text:style-name="T90">s</text:span> the r<text:span text:style-name="T90">esource URI to the specified API object to allow for token authentication</text:span></text:p>
          </table:table-cell>
        </table:table-row>
        <table:table-row>
          <table:table-cell table:style-name="Table12.A2" office:value-type="string">
            <text:p text:style-name="P112">Type</text:p>
          </table:table-cell>
          <table:table-cell table:style-name="Table12.B2" office:value-type="string">
            <text:p text:style-name="P83">System</text:p>
          </table:table-cell>
        </table:table-row>
        <table:table-row>
          <table:table-cell table:style-name="Table12.A2" office:value-type="string">
            <text:p text:style-name="P112">Cross Reference</text:p>
          </table:table-cell>
          <table:table-cell table:style-name="Table12.B2" office:value-type="string">
            <text:p text:style-name="P83">Use Case: <text:s/><text:span text:style-name="T91">Connect API</text:span></text:p>
          </table:table-cell>
        </table:table-row>
        <table:table-row>
          <table:table-cell table:style-name="Table12.A2" office:value-type="string">
            <text:p text:style-name="P112">Exceptions</text:p>
          </table:table-cell>
          <table:table-cell table:style-name="Table12.B2" office:value-type="string">
            <text:list text:continue-numbering="true" text:style-name="L5">
              <text:list-item>
                <text:p text:style-name="P213">If data store is unreachable, indicate there was an error</text:p>
              </text:list-item>
              <text:list-item>
                <text:p text:style-name="P213">If <text:span text:style-name="T92">application</text:span> <text:span text:style-name="T83">is </text:span>not found, indicate there was an error</text:p>
              </text:list-item>
            </text:list>
          </table:table-cell>
        </table:table-row>
        <table:table-row>
          <table:table-cell table:style-name="Table12.A2" office:value-type="string">
            <text:p text:style-name="P112">Pre-Conditions</text:p>
          </table:table-cell>
          <table:table-cell table:style-name="Table12.B2" office:value-type="string">
            <text:p text:style-name="P89">API <text:span text:style-name="T93">is configured in the system</text:span></text:p>
          </table:table-cell>
        </table:table-row>
        <table:table-row>
          <table:table-cell table:style-name="Table12.A2" office:value-type="string">
            <text:p text:style-name="P112">Post-Conditions</text:p>
          </table:table-cell>
          <table:table-cell table:style-name="Table12.B2" office:value-type="string">
            <text:p text:style-name="P90">API resource is updated with a new resource URI</text:p>
          </table:table-cell>
        </table:table-row>
      </table:table>
      <text:p text:style-name="P136"/>
      <text:p text:style-name="P136"/>
      <text:p text:style-name="P135"/>
      <text:p text:style-name="P137">Table <text:sequence text:ref-name="refTable11" text:name="Table" text:formula="ooow:Table+1" style:num-format="1">12</text:sequence>: System Operation Contract 4</text:p>
      <table:table table:name="Table13" table:style-name="Table13" table:template-name="Default Style">
        <table:table-column table:style-name="Table13.A"/>
        <table:table-column table:style-name="Table13.B"/>
        <table:table-row>
          <table:table-cell table:style-name="Table13.A1" office:value-type="string">
            <text:p text:style-name="P110">Field</text:p>
          </table:table-cell>
          <table:table-cell table:style-name="Table13.B1" office:value-type="string">
            <text:p text:style-name="P110">Comment</text:p>
          </table:table-cell>
        </table:table-row>
        <table:table-row>
          <table:table-cell table:style-name="Table13.A2" office:value-type="string">
            <text:p text:style-name="P112">Name of Operation</text:p>
          </table:table-cell>
          <table:table-cell table:style-name="Table13.B2" office:value-type="string">
            <text:p text:style-name="P79"><text:span text:style-name="T94">updatePassword</text:span>(<text:span text:style-name="T94">username: string, password: string</text:span>)</text:p>
          </table:table-cell>
        </table:table-row>
        <table:table-row>
          <table:table-cell table:style-name="Table13.A2" office:value-type="string">
            <text:p text:style-name="P112">Responsibilities</text:p>
          </table:table-cell>
          <table:table-cell table:style-name="Table13.B2" office:value-type="string">
            <text:p text:style-name="P91">Updates the password of a user account in the event of a forgotten password or a simple password change</text:p>
          </table:table-cell>
        </table:table-row>
        <table:table-row>
          <table:table-cell table:style-name="Table13.A2" office:value-type="string">
            <text:p text:style-name="P112">Type</text:p>
          </table:table-cell>
          <table:table-cell table:style-name="Table13.B2" office:value-type="string">
            <text:p text:style-name="P83">System</text:p>
          </table:table-cell>
        </table:table-row>
        <table:table-row>
          <table:table-cell table:style-name="Table13.A2" office:value-type="string">
            <text:p text:style-name="P112">Cross Reference</text:p>
          </table:table-cell>
          <table:table-cell table:style-name="Table13.B2" office:value-type="string">
            <text:p text:style-name="P83">Use Case: <text:s/><text:span text:style-name="T94">Forgotten Password</text:span></text:p>
          </table:table-cell>
        </table:table-row>
        <table:table-row>
          <table:table-cell table:style-name="Table13.A2" office:value-type="string">
            <text:p text:style-name="P112">Exceptions</text:p>
          </table:table-cell>
          <table:table-cell table:style-name="Table13.B2" office:value-type="string">
            <text:p text:style-name="P83">If data store is unreachable, indicate there was an error</text:p>
          </table:table-cell>
        </table:table-row>
        <table:table-row>
          <table:table-cell table:style-name="Table13.A2" office:value-type="string">
            <text:p text:style-name="P112">Pre-Conditions</text:p>
          </table:table-cell>
          <table:table-cell table:style-name="Table13.B2" office:value-type="string">
            <text:list text:style-name="L6">
              <text:list-item>
                <text:p text:style-name="P214">The username exists</text:p>
              </text:list-item>
              <text:list-item>
                <text:p text:style-name="P214">The user has MFA enabled and configured</text:p>
              </text:list-item>
              <text:list-item>
                <text:p text:style-name="P215">The user has submitted their OTP correctly</text:p>
              </text:list-item>
            </text:list>
          </table:table-cell>
        </table:table-row>
        <table:table-row>
          <table:table-cell table:style-name="Table13.A2" office:value-type="string">
            <text:p text:style-name="P112">Post-Conditions</text:p>
          </table:table-cell>
          <table:table-cell table:style-name="Table13.B2" office:value-type="string">
            <text:p text:style-name="P93">The new credentials are associated with the appropriate User Record</text:p>
          </table:table-cell>
        </table:table-row>
      </table:table>
      <text:p text:style-name="P136"/>
      <text:p text:style-name="P135"/>
      <text:p text:style-name="P137">Table <text:sequence text:ref-name="refTable12" text:name="Table" text:formula="ooow:Table+1" style:num-format="1">13</text:sequence>: System Operation Contract 5</text:p>
      <table:table table:name="Table14" table:style-name="Table14" table:template-name="Default Style">
        <table:table-column table:style-name="Table14.A"/>
        <table:table-column table:style-name="Table14.B"/>
        <table:table-row>
          <table:table-cell table:style-name="Table14.A1" office:value-type="string">
            <text:p text:style-name="P110">Field</text:p>
          </table:table-cell>
          <table:table-cell table:style-name="Table14.B1" office:value-type="string">
            <text:p text:style-name="P110">Comment</text:p>
          </table:table-cell>
        </table:table-row>
        <table:table-row>
          <table:table-cell table:style-name="Table14.A2" office:value-type="string">
            <text:p text:style-name="P112">Name of Operation</text:p>
          </table:table-cell>
          <table:table-cell table:style-name="Table14.B2" office:value-type="string">
            <text:p text:style-name="P79"><text:span text:style-name="T95">generateToken</text:span>(<text:span text:style-name="T95">application: string, </text:span><text:span text:style-name="T96">resource: string, </text:span><text:span text:style-name="T95">secret: string</text:span>)</text:p>
          </table:table-cell>
        </table:table-row>
        <table:table-row>
          <table:table-cell table:style-name="Table14.A2" office:value-type="string">
            <text:p text:style-name="P112">Responsibilities</text:p>
          </table:table-cell>
          <table:table-cell table:style-name="Table14.B2" office:value-type="string">
            <text:p text:style-name="P94">Generates a token for use by an API resource</text:p>
          </table:table-cell>
        </table:table-row>
        <table:table-row>
          <table:table-cell table:style-name="Table14.A2" office:value-type="string">
            <text:p text:style-name="P112">Type</text:p>
          </table:table-cell>
          <table:table-cell table:style-name="Table14.B2" office:value-type="string">
            <text:p text:style-name="P83">System</text:p>
          </table:table-cell>
        </table:table-row>
        <table:table-row>
          <table:table-cell table:style-name="Table14.A2" office:value-type="string">
            <text:p text:style-name="P112">Cross Reference</text:p>
          </table:table-cell>
          <table:table-cell table:style-name="Table14.B2" office:value-type="string">
            <text:p text:style-name="P83">Use Case: <text:s/><text:span text:style-name="T97">Generate Access Tokens</text:span></text:p>
          </table:table-cell>
        </table:table-row>
        <table:table-row>
          <table:table-cell table:style-name="Table14.A2" office:value-type="string">
            <text:p text:style-name="P112">Exceptions</text:p>
          </table:table-cell>
          <table:table-cell table:style-name="Table14.B2" office:value-type="string">
            <text:p text:style-name="P83">If data store is unreachable, indicate there was an error</text:p>
          </table:table-cell>
        </table:table-row>
        <table:table-row>
          <table:table-cell table:style-name="Table14.A2" office:value-type="string">
            <text:p text:style-name="P112">Pre-Conditions</text:p>
          </table:table-cell>
          <table:table-cell table:style-name="Table14.B2" office:value-type="string">
            <text:p text:style-name="P92">The <text:span text:style-name="T98">application</text:span> exists</text:p>
          </table:table-cell>
        </table:table-row>
        <table:table-row>
          <table:table-cell table:style-name="Table14.A2" office:value-type="string">
            <text:p text:style-name="P112">Post-Conditions</text:p>
          </table:table-cell>
          <table:table-cell table:style-name="Table14.B2" office:value-type="string">
            <text:p text:style-name="P95">The new token is associated with the appropriate application</text:p>
          </table:table-cell>
        </table:table-row>
      </table:table>
      <text:p text:style-name="P136"/>
      <text:h text:style-name="P172" text:outline-level="1">Domain Class <text:span text:style-name="T141">Design</text:span></text:h>
      <text:p text:style-name="P7"><text:tab/><text:span text:style-name="T107">This section contains the domain class diagram for the authentication system. <text:s/>The domain class diagram is derived from the domain model and the system operation contracts. <text:s/></text:span><text:span text:style-name="T108">It establishes the basic concepts for classes within the system, </text:span><text:span text:style-name="T109">which translate to the skeleton classes </text:span><text:span text:style-name="T133">that follow</text:span><text:span text:style-name="T109">. <text:s/>The skeleton classes are displayed in a C# format, but they can be easily translated to another language of choice. <text:s/></text:span></text:p>
      <text:p text:style-name="P216"><text:tab/>Within the domain class diagram, you will also notice an abstract class not seen in the domain model called the ‘AuthHandler’. <text:s/>This Authentication Handler is intended to be the entry point into the system that determines the type authentication required, perform intermediary actions such as hashing or salt generation, and then pass the act of authentication onto the required class. <text:s/>If desired, the ‘AuthHandler’ can also be used to performed the required authentication.</text:p>
      <text:p text:style-name="P6"><text:span text:style-name="T133"><text:tab/>The skeleton classes are followed by the </text:span><text:span text:style-name="T134">initial data </text:span><text:span text:style-name="T135">schema that can achieve functionality with the authentication system. <text:s/></text:span><text:span text:style-name="T139">One downside of this implementation is that there are very few foreign key uses, so as the system grows, query performance may degrade. <text:s/>As this is the first revision of the schema, it is intended </text:span><text:span text:style-name="T140">as a base schema to be improved upon within the next revisions. <text:s/>This will allow for coupling of the system to be closely monitored and to prevent unintentional complexity.</text:span></text:p>
      <text:h text:style-name="P176" text:outline-level="2">Skeleton Classes</text:h>
      <text:p text:style-name="P150"><text:span text:style-name="T110">class</text:span><text:span text:style-name="T116"> </text:span><text:span text:style-name="T123">AuthHandler</text:span><text:span text:style-name="T116"> </text:span><text:span text:style-name="T99">{</text:span></text:p>
      <text:p text:style-name="P150"><text:span text:style-name="T116"><text:tab/></text:span><text:span text:style-name="T110">private</text:span><text:span text:style-name="T116"> </text:span><text:span text:style-name="T127">int</text:span><text:span text:style-name="T116"> </text:span><text:span text:style-name="T99">id;</text:span></text:p>
      <text:p text:style-name="P159"><text:tab/></text:p>
      <text:p text:style-name="P150"><text:span text:style-name="T116"><text:tab/></text:span><text:span text:style-name="T110">public</text:span><text:span text:style-name="T116"> </text:span><text:span text:style-name="T127">bool</text:span><text:span text:style-name="T116"> </text:span><text:span text:style-name="T122">compareCreds</text:span><text:span text:style-name="T99">(</text:span><text:span text:style-name="T127">string</text:span><text:span text:style-name="T116"> </text:span><text:span text:style-name="T99">u1,</text:span><text:span text:style-name="T116"> </text:span><text:span text:style-name="T127">string</text:span><text:span text:style-name="T116"> </text:span><text:span text:style-name="T99">p1,</text:span><text:span text:style-name="T116"> </text:span><text:span text:style-name="T127">string</text:span><text:span text:style-name="T116"> </text:span><text:span text:style-name="T99">u2,</text:span><text:span text:style-name="T116"> </text:span><text:span text:style-name="T127">string</text:span><text:span text:style-name="T116"> </text:span><text:span text:style-name="T99">p2){};</text:span></text:p>
      <text:p text:style-name="P150"><text:span text:style-name="T116"><text:tab/></text:span><text:span text:style-name="T110">public</text:span><text:span text:style-name="T116"> </text:span><text:span text:style-name="T127">string</text:span><text:span text:style-name="T116"> </text:span><text:span text:style-name="T122">generateOTP</text:span><text:span text:style-name="T99">(</text:span><text:span text:style-name="T127">string</text:span><text:span text:style-name="T116"> </text:span><text:span text:style-name="T99">username){};</text:span></text:p>
      <text:p text:style-name="P150"><text:span text:style-name="T116"><text:tab/></text:span><text:span text:style-name="T110">public</text:span><text:span text:style-name="T116"> </text:span><text:span text:style-name="T127">string</text:span><text:span text:style-name="T116"> </text:span><text:span text:style-name="T122">generateSecret</text:span><text:span text:style-name="T99">(){};</text:span></text:p>
      <text:p text:style-name="P150"><text:span text:style-name="T116"><text:tab/></text:span><text:span text:style-name="T110">public</text:span><text:span text:style-name="T116"> </text:span><text:span text:style-name="T127">string</text:span><text:span text:style-name="T116"> </text:span><text:span text:style-name="T122">generatePasswordSalt</text:span><text:span text:style-name="T99">(){};</text:span></text:p>
      <text:p text:style-name="P150"><text:span text:style-name="T116"><text:tab/></text:span><text:span text:style-name="T110">public</text:span><text:span text:style-name="T116"> </text:span><text:span text:style-name="T127">string</text:span><text:span text:style-name="T116"> </text:span><text:span text:style-name="T122">generatePasswordHash</text:span><text:span text:style-name="T99">(</text:span><text:span text:style-name="T127">string</text:span><text:span text:style-name="T116"> </text:span><text:span text:style-name="T99">password,</text:span><text:span text:style-name="T116"> </text:span><text:span text:style-name="T127">string</text:span><text:span text:style-name="T116"> </text:span><text:span text:style-name="T99">salt){};</text:span></text:p>
      <text:p text:style-name="P127">}</text:p>
      <text:p text:style-name="P151"/>
      <text:p text:style-name="P141"><text:span text:style-name="T110">class</text:span><text:span text:style-name="T116"> </text:span><text:span text:style-name="T123">User</text:span><text:span text:style-name="T116"> </text:span><text:span text:style-name="T99">{</text:span></text:p>
      <text:p text:style-name="P141"><text:span text:style-name="T116"><text:tab/></text:span><text:span text:style-name="T110">private</text:span><text:span text:style-name="T116"> </text:span><text:span text:style-name="T127">int</text:span><text:span text:style-name="T116"> </text:span><text:span text:style-name="T99">id;</text:span></text:p>
      <text:p text:style-name="P141"><text:span text:style-name="T116"><text:tab/></text:span><text:span text:style-name="T110">private</text:span><text:span text:style-name="T116"> </text:span><text:span text:style-name="T127">string</text:span><text:span text:style-name="T116"> </text:span><text:span text:style-name="T99">name;</text:span></text:p>
      <text:p text:style-name="P141"><text:span text:style-name="T116"><text:tab/></text:span><text:span text:style-name="T110">private</text:span><text:span text:style-name="T116"> </text:span><text:span text:style-name="T127">string</text:span><text:span text:style-name="T116"> </text:span><text:span text:style-name="T99">password;</text:span></text:p>
      <text:p text:style-name="P152"/>
      <text:p text:style-name="P141"><text:span text:style-name="T116"><text:tab/></text:span><text:span text:style-name="T111">public</text:span><text:span text:style-name="T117"> </text:span><text:span text:style-name="T111">void</text:span><text:span text:style-name="T117"> </text:span><text:span text:style-name="T124">forgotPassword</text:span><text:span text:style-name="T100">(){};</text:span></text:p>
      <text:p text:style-name="P120">}</text:p>
      <text:p text:style-name="P152"/>
      <text:p text:style-name="P142"><text:span text:style-name="T110">class</text:span><text:span text:style-name="T116"> </text:span><text:span text:style-name="T123">UserCatalog</text:span><text:span text:style-name="T116"> </text:span><text:span text:style-name="T99">{</text:span></text:p>
      <text:p text:style-name="P142"><text:span text:style-name="T116"><text:tab/></text:span><text:span text:style-name="T110">private</text:span><text:span text:style-name="T116"> </text:span><text:span text:style-name="T127">int</text:span><text:span text:style-name="T116"> </text:span><text:span text:style-name="T99">id;</text:span></text:p>
      <text:p text:style-name="P142"><text:span text:style-name="T116"><text:tab/></text:span><text:span text:style-name="T112">public</text:span><text:span text:style-name="T116"> </text:span><text:span text:style-name="T99">List</text:span><text:span text:style-name="T132">&lt;</text:span><text:span text:style-name="T99">User</text:span><text:span text:style-name="T132">&gt;</text:span><text:span text:style-name="T99">;</text:span><text:span text:style-name="T116"><text:tab/></text:span></text:p>
      <text:p text:style-name="P151"/>
      <text:p text:style-name="P142"><text:span text:style-name="T116"><text:tab/></text:span><text:span text:style-name="T110">public</text:span><text:span text:style-name="T116"> </text:span><text:span text:style-name="T127">bool</text:span><text:span text:style-name="T116"> </text:span><text:span text:style-name="T122">UserExists</text:span><text:span text:style-name="T99">(</text:span><text:span text:style-name="T127">string</text:span><text:span text:style-name="T116"> </text:span><text:span text:style-name="T99">username){};</text:span></text:p>
      <text:p text:style-name="P121">}</text:p>
      <text:p text:style-name="P152"/>
      <text:p text:style-name="P152"/>
      <text:p text:style-name="P143"><text:span text:style-name="T110">class</text:span><text:span text:style-name="T116"> </text:span><text:span text:style-name="T123">OneTimePassword</text:span><text:span text:style-name="T116"> </text:span><text:span text:style-name="T99">{</text:span></text:p>
      <text:p text:style-name="P143"><text:span text:style-name="T116"><text:tab/></text:span><text:span text:style-name="T110">private</text:span><text:span text:style-name="T116"> </text:span><text:span text:style-name="T127">int</text:span><text:span text:style-name="T116"> </text:span><text:span text:style-name="T99">id;</text:span></text:p>
      <text:p text:style-name="P143"><text:span text:style-name="T116"><text:tab/></text:span><text:span text:style-name="T110">private</text:span><text:span text:style-name="T116"> </text:span><text:span text:style-name="T127">string</text:span><text:span text:style-name="T116"> </text:span><text:span text:style-name="T99">data;</text:span></text:p>
      <text:p text:style-name="P153"/>
      <text:p text:style-name="P143"><text:span text:style-name="T116"><text:tab/></text:span><text:span text:style-name="T110">public</text:span><text:span text:style-name="T116"> </text:span><text:span text:style-name="T127">bool</text:span><text:span text:style-name="T116"> </text:span><text:span text:style-name="T122">verifyOtp</text:span><text:span text:style-name="T99">(</text:span><text:span text:style-name="T127">string</text:span><text:span text:style-name="T116"> </text:span><text:span text:style-name="T99">username,</text:span><text:span text:style-name="T116"> </text:span><text:span text:style-name="T127">string</text:span><text:span text:style-name="T116"> </text:span><text:span text:style-name="T99">otp){};</text:span></text:p>
      <text:p text:style-name="P122">}</text:p>
      <text:p text:style-name="P153"/>
      <text:p text:style-name="P144"><text:span text:style-name="T110">class</text:span><text:span text:style-name="T116"> </text:span><text:span text:style-name="T123">Token</text:span><text:span text:style-name="T116"> </text:span><text:span text:style-name="T99">{</text:span></text:p>
      <text:p text:style-name="P144"><text:span text:style-name="T116"><text:tab/></text:span><text:span text:style-name="T113">private</text:span><text:span text:style-name="T118"> </text:span><text:span text:style-name="T128">int</text:span><text:span text:style-name="T118"> </text:span><text:span text:style-name="T101">id;</text:span></text:p>
      <text:p text:style-name="P144"><text:span text:style-name="T116"><text:tab/></text:span><text:span text:style-name="T113">private</text:span><text:span text:style-name="T118"> </text:span><text:span text:style-name="T128">string</text:span><text:span text:style-name="T118"> </text:span><text:span text:style-name="T101">data;</text:span></text:p>
      <text:p text:style-name="P123">}</text:p>
      <text:p text:style-name="P154"/>
      <text:p text:style-name="P144"><text:span text:style-name="T110">class</text:span><text:span text:style-name="T116"> </text:span><text:span text:style-name="T123">TokenCatalog</text:span><text:span text:style-name="T116"> </text:span><text:span text:style-name="T99">{</text:span></text:p>
      <text:p text:style-name="P144"><text:span text:style-name="T116"><text:tab/></text:span><text:span text:style-name="T110">private</text:span><text:span text:style-name="T116"> </text:span><text:span text:style-name="T127">int</text:span><text:span text:style-name="T116"> </text:span><text:span text:style-name="T99">id;</text:span></text:p>
      <text:p text:style-name="P144"><text:span text:style-name="T116"><text:tab/></text:span><text:span text:style-name="T110">public</text:span><text:span text:style-name="T116"> </text:span><text:span text:style-name="T99">List</text:span><text:span text:style-name="T132">&lt;</text:span><text:span text:style-name="T99">Token</text:span><text:span text:style-name="T132">&gt;</text:span><text:span text:style-name="T116"> </text:span><text:span text:style-name="T102">tokens;</text:span></text:p>
      <text:p text:style-name="P154"/>
      <text:p text:style-name="P144"><text:span text:style-name="T116"><text:tab/></text:span><text:span text:style-name="T114">public</text:span><text:span text:style-name="T119"> </text:span><text:span text:style-name="T102">Token</text:span><text:span text:style-name="T119"> </text:span><text:span text:style-name="T125">generateToken</text:span><text:span text:style-name="T102">(</text:span><text:span text:style-name="T129">string</text:span><text:span text:style-name="T119"> </text:span><text:span text:style-name="T102">application,</text:span><text:span text:style-name="T119"> </text:span><text:span text:style-name="T129">string</text:span><text:span text:style-name="T119"> </text:span><text:span text:style-name="T102">resource){};</text:span></text:p>
      <text:p text:style-name="P123">}</text:p>
      <text:p text:style-name="P153"/>
      <text:p text:style-name="P146"><text:span text:style-name="T110">class</text:span><text:span text:style-name="T116"> </text:span><text:span text:style-name="T123">Resource</text:span><text:span text:style-name="T116"> </text:span><text:span text:style-name="T99">{</text:span></text:p>
      <text:p text:style-name="P145"><text:span text:style-name="T116"><text:tab/></text:span><text:span text:style-name="T110">private</text:span><text:span text:style-name="T116"> </text:span><text:span text:style-name="T127">int</text:span><text:span text:style-name="T116"> </text:span><text:span text:style-name="T99">id;</text:span></text:p>
      <text:p text:style-name="P145"><text:span text:style-name="T116"><text:tab/></text:span><text:span text:style-name="T110">private</text:span><text:span text:style-name="T116"> </text:span><text:span text:style-name="T127">string</text:span><text:span text:style-name="T116"> </text:span><text:span text:style-name="T99">uri;</text:span></text:p>
      <text:p text:style-name="P124">}</text:p>
      <text:p text:style-name="P155"/>
      <text:p text:style-name="P145"><text:span text:style-name="T110">class</text:span><text:span text:style-name="T116"> </text:span><text:span text:style-name="T123">Application</text:span><text:span text:style-name="T116"> </text:span><text:span text:style-name="T99">{</text:span></text:p>
      <text:p text:style-name="P145"><text:span text:style-name="T116"><text:tab/></text:span><text:span text:style-name="T110">private</text:span><text:span text:style-name="T116"> </text:span><text:span text:style-name="T127">int</text:span><text:span text:style-name="T116"> </text:span><text:span text:style-name="T99">id;</text:span></text:p>
      <text:p text:style-name="P145"><text:span text:style-name="T116"><text:tab/></text:span><text:span text:style-name="T110">private</text:span><text:span text:style-name="T116"> </text:span><text:span text:style-name="T127">string</text:span><text:span text:style-name="T116"> </text:span><text:span text:style-name="T99">name;</text:span></text:p>
      <text:p text:style-name="P145"><text:span text:style-name="T116"><text:tab/></text:span><text:span text:style-name="T112">public</text:span><text:span text:style-name="T116"> </text:span><text:span text:style-name="T130">int</text:span><text:span text:style-name="T116"> </text:span><text:span text:style-name="T99">resource;</text:span></text:p>
      <text:p text:style-name="P155"/>
      <text:p text:style-name="P145"><text:span text:style-name="T116"><text:tab/></text:span><text:span text:style-name="T110">public</text:span><text:span text:style-name="T116"> </text:span><text:span text:style-name="T110">void</text:span><text:span text:style-name="T116"> </text:span><text:span text:style-name="T122">addApiResource</text:span><text:span text:style-name="T99">(</text:span><text:span text:style-name="T127">string</text:span><text:span text:style-name="T116"> </text:span><text:span text:style-name="T99">resourceUri){};</text:span></text:p>
      <text:p text:style-name="P124">}</text:p>
      <text:p text:style-name="P155"/>
      <text:p text:style-name="P147"><text:span text:style-name="T110">class</text:span><text:span text:style-name="T116"> </text:span><text:span text:style-name="T123">ApplicationCatalog</text:span><text:span text:style-name="T116"> </text:span><text:span text:style-name="T99">{</text:span></text:p>
      <text:p text:style-name="P147"><text:span text:style-name="T116"><text:tab/></text:span><text:span text:style-name="T110">private</text:span><text:span text:style-name="T116"> </text:span><text:span text:style-name="T127">int</text:span><text:span text:style-name="T116"> </text:span><text:span text:style-name="T99">id;</text:span></text:p>
      <text:p text:style-name="P147"><text:span text:style-name="T116"><text:tab/></text:span><text:span text:style-name="T110">public</text:span><text:span text:style-name="T116"> </text:span><text:span text:style-name="T99">List</text:span><text:span text:style-name="T132">&lt;</text:span><text:span text:style-name="T99">Application</text:span><text:span text:style-name="T132">&gt;</text:span><text:span text:style-name="T116"> </text:span><text:span text:style-name="T99">applications;</text:span></text:p>
      <text:p text:style-name="P156"/>
      <text:p text:style-name="P147"><text:span text:style-name="T116"><text:tab/></text:span><text:span text:style-name="T115">public</text:span><text:span text:style-name="T120"> </text:span><text:span text:style-name="T115">void</text:span><text:span text:style-name="T120"> </text:span><text:span text:style-name="T126">updateApplicationRecord</text:span><text:span text:style-name="T103">(</text:span><text:span text:style-name="T131">string</text:span><text:span text:style-name="T120"> </text:span><text:span text:style-name="T103">resoruceUri,</text:span><text:span text:style-name="T120"> </text:span><text:span text:style-name="T131">string</text:span><text:span text:style-name="T120"> </text:span><text:span text:style-name="T103">secret){};</text:span></text:p>
      <text:p text:style-name="P147"><text:span text:style-name="T116"><text:tab/></text:span><text:span text:style-name="T115">public</text:span><text:span text:style-name="T120"> </text:span><text:span text:style-name="T131">bool</text:span><text:span text:style-name="T120"> </text:span><text:span text:style-name="T126">applicationExists</text:span><text:span text:style-name="T103">(</text:span><text:span text:style-name="T131">string</text:span><text:span text:style-name="T120"> </text:span><text:span text:style-name="T103">application,</text:span><text:span text:style-name="T120"> </text:span><text:span text:style-name="T131">string</text:span><text:span text:style-name="T120"> </text:span><text:span text:style-name="T103">resource){};</text:span></text:p>
      <text:p text:style-name="P150"><text:span text:style-name="T121"><text:tab/></text:span><text:span text:style-name="T115">public</text:span><text:span text:style-name="T120"> </text:span><text:span text:style-name="T131">bool</text:span><text:span text:style-name="T120"> </text:span><text:span text:style-name="T126">verifySecret</text:span><text:span text:style-name="T103">(</text:span><text:span text:style-name="T131">string</text:span><text:span text:style-name="T120"> </text:span><text:span text:style-name="T103">resource,</text:span><text:span text:style-name="T120"> </text:span><text:span text:style-name="T131">string</text:span><text:span text:style-name="T120"> </text:span><text:span text:style-name="T103">secret){};</text:span></text:p>
      <text:p text:style-name="P125">}</text:p>
      <text:p text:style-name="P153"/>
      <text:p text:style-name="P148"><text:span text:style-name="T110">class</text:span><text:span text:style-name="T116"> </text:span><text:span text:style-name="T123">Key</text:span><text:span text:style-name="T116"> </text:span><text:span text:style-name="T99">{</text:span></text:p>
      <text:p text:style-name="P148"><text:span text:style-name="T116"><text:tab/></text:span><text:span text:style-name="T110">private</text:span><text:span text:style-name="T116"> </text:span><text:span text:style-name="T127">int</text:span><text:span text:style-name="T116"> </text:span><text:span text:style-name="T99">id;</text:span></text:p>
      <text:p text:style-name="P148"><text:span text:style-name="T116"><text:tab/></text:span><text:span text:style-name="T110">private</text:span><text:span text:style-name="T116"> </text:span><text:span text:style-name="T127">string</text:span><text:span text:style-name="T116"> </text:span><text:span text:style-name="T99">name;</text:span></text:p>
      <text:p text:style-name="P148"><text:span text:style-name="T116"><text:tab/></text:span><text:span text:style-name="T110">private</text:span><text:span text:style-name="T116"> </text:span><text:span text:style-name="T127">string</text:span><text:span text:style-name="T116"> </text:span><text:span text:style-name="T99">data;</text:span></text:p>
      <text:p text:style-name="P126">}</text:p>
      <text:p text:style-name="P157"/>
      <text:p text:style-name="P148"><text:span text:style-name="T110">class</text:span><text:span text:style-name="T116"> </text:span><text:span text:style-name="T123">KeyCatalog</text:span><text:span text:style-name="T116"> </text:span><text:span text:style-name="T99">{</text:span></text:p>
      <text:p text:style-name="P148"><text:span text:style-name="T116"><text:tab/></text:span><text:span text:style-name="T110">private</text:span><text:span text:style-name="T116"> </text:span><text:span text:style-name="T127">int</text:span><text:span text:style-name="T116"> </text:span><text:span text:style-name="T99">id;</text:span></text:p>
      <text:p text:style-name="P148"><text:span text:style-name="T116"><text:tab/></text:span><text:span text:style-name="T110">public</text:span><text:span text:style-name="T116"> </text:span><text:span text:style-name="T99">List</text:span><text:span text:style-name="T132">&lt;</text:span><text:span text:style-name="T99">Key</text:span><text:span text:style-name="T132">&gt;</text:span><text:span text:style-name="T116"> </text:span><text:span text:style-name="T99">keys;</text:span></text:p>
      <text:p text:style-name="P157"/>
      <text:p text:style-name="P148"><text:span text:style-name="T116"><text:tab/></text:span><text:span text:style-name="T110">public</text:span><text:span text:style-name="T116"> </text:span><text:span text:style-name="T99">Key</text:span><text:span text:style-name="T116"> </text:span><text:span text:style-name="T122">getKey</text:span><text:span text:style-name="T99">(</text:span><text:span text:style-name="T127">string</text:span><text:span text:style-name="T116"> </text:span><text:span text:style-name="T99">username){};</text:span></text:p>
      <text:p text:style-name="P148"><text:span text:style-name="T116"><text:tab/></text:span><text:span text:style-name="T110">public</text:span><text:span text:style-name="T116"> </text:span><text:span text:style-name="T110">void</text:span><text:span text:style-name="T116"> </text:span><text:span text:style-name="T122">generateKey</text:span><text:span text:style-name="T99">(</text:span><text:span text:style-name="T127">string</text:span><text:span text:style-name="T116"> </text:span><text:span text:style-name="T99">username){};</text:span></text:p>
      <text:p text:style-name="P126">}</text:p>
      <text:p text:style-name="P157"/>
      <text:p text:style-name="P149"><text:span text:style-name="T110">class</text:span><text:span text:style-name="T116"> </text:span><text:span text:style-name="T123">Credential</text:span><text:span text:style-name="T116"> </text:span><text:span text:style-name="T99">{</text:span></text:p>
      <text:p text:style-name="P149"><text:span text:style-name="T116"><text:tab/></text:span><text:span text:style-name="T110">private</text:span><text:span text:style-name="T116"> </text:span><text:span text:style-name="T127">int</text:span><text:span text:style-name="T116"> </text:span><text:span text:style-name="T99">id;</text:span></text:p>
      <text:p text:style-name="P149"><text:span text:style-name="T116"><text:tab/></text:span><text:span text:style-name="T110">private</text:span><text:span text:style-name="T116"> </text:span><text:span text:style-name="T127">string</text:span><text:span text:style-name="T116"> </text:span><text:span text:style-name="T99">data;</text:span></text:p>
      <text:p text:style-name="P119">}</text:p>
      <text:p text:style-name="P158"/>
      <text:p text:style-name="P149"><text:span text:style-name="T110">class</text:span><text:span text:style-name="T116"> </text:span><text:span text:style-name="T123">CredentialCatalog</text:span><text:span text:style-name="T116"> </text:span><text:span text:style-name="T99">{</text:span></text:p>
      <text:p text:style-name="P149"><text:span text:style-name="T116"><text:tab/></text:span><text:span text:style-name="T110">private</text:span><text:span text:style-name="T116"> </text:span><text:span text:style-name="T127">int</text:span><text:span text:style-name="T116"> </text:span><text:span text:style-name="T99">id;</text:span></text:p>
      <text:p text:style-name="P149"><text:span text:style-name="T116"><text:tab/></text:span><text:span text:style-name="T110">public</text:span><text:span text:style-name="T116"> </text:span><text:span text:style-name="T99">List</text:span><text:span text:style-name="T132">&lt;</text:span><text:span text:style-name="T99">Credential</text:span><text:span text:style-name="T132">&gt;</text:span><text:span text:style-name="T116"> </text:span><text:span text:style-name="T99">credentials;</text:span></text:p>
      <text:p text:style-name="P158"/>
      <text:p text:style-name="P149"><text:span text:style-name="T116"><text:tab/></text:span><text:span text:style-name="T110">public</text:span><text:span text:style-name="T116"> </text:span><text:span text:style-name="T99">Credential</text:span><text:span text:style-name="T116"> </text:span><text:span text:style-name="T122">getCredentials</text:span><text:span text:style-name="T99">(</text:span><text:span text:style-name="T127">string</text:span><text:span text:style-name="T116"> </text:span><text:span text:style-name="T99">username){};</text:span></text:p>
      <text:p text:style-name="P149"><text:span text:style-name="T116"><text:tab/></text:span><text:span text:style-name="T110">public</text:span><text:span text:style-name="T116"> </text:span><text:span text:style-name="T110">void</text:span><text:span text:style-name="T116"> </text:span><text:span text:style-name="T122">generateCreds</text:span><text:span text:style-name="T99">(</text:span><text:span text:style-name="T127">string</text:span><text:span text:style-name="T116"> </text:span><text:span text:style-name="T99">username,</text:span><text:span text:style-name="T116"> </text:span><text:span text:style-name="T127">string</text:span><text:span text:style-name="T116"> </text:span><text:span text:style-name="T99">password){};</text:span></text:p>
      <text:p text:style-name="P119">}</text:p>
      <text:p text:style-name="Standard"/>
      <text:p text:style-name="Standard"/>
      <text:h text:style-name="P177" text:outline-level="2">Table Schemas</text:h>
      <text:h text:style-name="P180" text:outline-level="3">Tokens</text:h>
      <table:table table:name="Table15" table:style-name="Table15" table:template-name="Default Style">
        <table:table-column table:style-name="Table15.A"/>
        <table:table-column table:style-name="Table15.B"/>
        <table:table-column table:style-name="Table15.C"/>
        <table:table-row table:style-name="Table15.1">
          <table:table-cell table:style-name="Table15.A1" office:value-type="string">
            <text:p text:style-name="P113">Field</text:p>
          </table:table-cell>
          <table:table-cell table:style-name="Table15.A1" office:value-type="string">
            <text:p text:style-name="P113">Data Type</text:p>
          </table:table-cell>
          <table:table-cell table:style-name="Table15.C1" office:value-type="string">
            <text:p text:style-name="P113">Comment</text:p>
          </table:table-cell>
        </table:table-row>
        <table:table-row>
          <table:table-cell table:style-name="Table15.A2" office:value-type="string">
            <text:p text:style-name="P97">id</text:p>
          </table:table-cell>
          <table:table-cell table:style-name="Table15.B2" office:value-type="string">
            <text:p text:style-name="P99">integer</text:p>
          </table:table-cell>
          <table:table-cell table:style-name="Table15.C2" office:value-type="string">
            <text:p text:style-name="P101">Primary key </text:p>
          </table:table-cell>
        </table:table-row>
        <table:table-row table:style-name="Table15.3">
          <table:table-cell table:style-name="Table15.A3" office:value-type="string">
            <text:p text:style-name="P97">data</text:p>
          </table:table-cell>
          <table:table-cell table:style-name="Table15.B3" office:value-type="string">
            <text:p text:style-name="P99">varchar</text:p>
          </table:table-cell>
          <table:table-cell table:style-name="Table15.C3" office:value-type="string">
            <text:p text:style-name="P101">Base64 encoded data <text:span text:style-name="T136">of the token</text:span></text:p>
          </table:table-cell>
        </table:table-row>
      </table:table>
      <text:h text:style-name="P178" text:outline-level="3" text:is-list-header="true"/>
      <text:h text:style-name="P180" text:outline-level="3">Application</text:h>
      <table:table table:name="Table16" table:style-name="Table16" table:template-name="Default Style">
        <table:table-column table:style-name="Table16.A"/>
        <table:table-column table:style-name="Table16.B"/>
        <table:table-column table:style-name="Table16.C"/>
        <table:table-row table:style-name="Table16.1">
          <table:table-cell table:style-name="Table16.A1" office:value-type="string">
            <text:p text:style-name="P113">Field</text:p>
          </table:table-cell>
          <table:table-cell table:style-name="Table16.A1" office:value-type="string">
            <text:p text:style-name="P113">Data Type</text:p>
          </table:table-cell>
          <table:table-cell table:style-name="Table16.C1" office:value-type="string">
            <text:p text:style-name="P113">Comment</text:p>
          </table:table-cell>
        </table:table-row>
        <table:table-row>
          <table:table-cell table:style-name="Table16.A2" office:value-type="string">
            <text:p text:style-name="P97">id</text:p>
          </table:table-cell>
          <table:table-cell table:style-name="Table16.B2" office:value-type="string">
            <text:p text:style-name="P99">integer</text:p>
          </table:table-cell>
          <table:table-cell table:style-name="Table16.C2" office:value-type="string">
            <text:p text:style-name="P102">Primary key</text:p>
          </table:table-cell>
        </table:table-row>
        <table:table-row>
          <table:table-cell table:style-name="Table16.A3" office:value-type="string">
            <text:p text:style-name="P97">name</text:p>
          </table:table-cell>
          <table:table-cell table:style-name="Table16.B3" office:value-type="string">
            <text:p text:style-name="P99">varchar</text:p>
          </table:table-cell>
          <table:table-cell table:style-name="Table16.C3" office:value-type="string">
            <text:p text:style-name="P102">Name of the application for identification</text:p>
          </table:table-cell>
        </table:table-row>
        <table:table-row>
          <table:table-cell table:style-name="Table16.A4" office:value-type="string">
            <text:p text:style-name="P97">resources</text:p>
          </table:table-cell>
          <table:table-cell table:style-name="Table16.B4" office:value-type="string">
            <text:p text:style-name="P99">integer</text:p>
          </table:table-cell>
          <table:table-cell table:style-name="Table16.C4" office:value-type="string">
            <text:p text:style-name="P102">Foreign Key to the resource table’s ID field</text:p>
          </table:table-cell>
        </table:table-row>
      </table:table>
      <text:h text:style-name="P178" text:outline-level="3"/>
      <text:h text:style-name="P180" text:outline-level="3">Resource</text:h>
      <table:table table:name="Table17" table:style-name="Table17" table:template-name="Default Style">
        <table:table-column table:style-name="Table17.A"/>
        <table:table-column table:style-name="Table17.B"/>
        <table:table-column table:style-name="Table17.C"/>
        <table:table-row table:style-name="Table17.1">
          <table:table-cell table:style-name="Table17.A1" office:value-type="string">
            <text:p text:style-name="P114">Field</text:p>
          </table:table-cell>
          <table:table-cell table:style-name="Table17.A1" office:value-type="string">
            <text:p text:style-name="P114">Data Type</text:p>
          </table:table-cell>
          <table:table-cell table:style-name="Table17.C1" office:value-type="string">
            <text:p text:style-name="P114">Comment</text:p>
          </table:table-cell>
        </table:table-row>
        <table:table-row>
          <table:table-cell table:style-name="Table17.A2" office:value-type="string">
            <text:p text:style-name="P98">id</text:p>
          </table:table-cell>
          <table:table-cell table:style-name="Table17.B2" office:value-type="string">
            <text:p text:style-name="P100">integer</text:p>
          </table:table-cell>
          <table:table-cell table:style-name="Table17.C2" office:value-type="string">
            <text:p text:style-name="P103">Primary <text:span text:style-name="T137">k</text:span>ey</text:p>
          </table:table-cell>
        </table:table-row>
        <table:table-row table:style-name="Table17.3">
          <table:table-cell table:style-name="Table17.A3" office:value-type="string">
            <text:p text:style-name="P98">uri</text:p>
          </table:table-cell>
          <table:table-cell table:style-name="Table17.B3" office:value-type="string">
            <text:p text:style-name="P100">varchar</text:p>
          </table:table-cell>
          <table:table-cell table:style-name="Table17.C3" office:value-type="string">
            <text:p text:style-name="P103">U<text:span text:style-name="T138">RI for the resource that requires a token</text:span></text:p>
          </table:table-cell>
        </table:table-row>
      </table:table>
      <text:h text:style-name="P179" text:outline-level="3" text:is-list-header="true"/>
      <text:h text:style-name="P180" text:outline-level="3">Credential</text:h>
      <table:table table:name="Table18" table:style-name="Table18" table:template-name="Default Style">
        <table:table-column table:style-name="Table18.A"/>
        <table:table-column table:style-name="Table18.B"/>
        <table:table-column table:style-name="Table18.C"/>
        <table:table-row table:style-name="Table18.1">
          <table:table-cell table:style-name="Table18.A1" office:value-type="string">
            <text:p text:style-name="P114">Field</text:p>
          </table:table-cell>
          <table:table-cell table:style-name="Table18.A1" office:value-type="string">
            <text:p text:style-name="P114">Data Type</text:p>
          </table:table-cell>
          <table:table-cell table:style-name="Table18.C1" office:value-type="string">
            <text:p text:style-name="P114">Comment</text:p>
          </table:table-cell>
        </table:table-row>
        <table:table-row>
          <table:table-cell table:style-name="Table18.A2" office:value-type="string">
            <text:p text:style-name="P98">id</text:p>
          </table:table-cell>
          <table:table-cell table:style-name="Table18.B2" office:value-type="string">
            <text:p text:style-name="P100">integer</text:p>
          </table:table-cell>
          <table:table-cell table:style-name="Table18.C2" office:value-type="string">
            <text:p text:style-name="P104">Primary key</text:p>
          </table:table-cell>
        </table:table-row>
        <table:table-row table:style-name="Table18.3">
          <table:table-cell table:style-name="Table18.A3" office:value-type="string">
            <text:p text:style-name="P98">data</text:p>
          </table:table-cell>
          <table:table-cell table:style-name="Table18.B3" office:value-type="string">
            <text:p text:style-name="P100">varchar</text:p>
          </table:table-cell>
          <table:table-cell table:style-name="Table18.C3" office:value-type="string">
            <text:p text:style-name="P104">Credential data created from Username and Password</text:p>
          </table:table-cell>
        </table:table-row>
      </table:table>
      <text:h text:style-name="P183" text:outline-level="3"/>
      <text:h text:style-name="P181" text:outline-level="3">User</text:h>
      <table:table table:name="Table19" table:style-name="Table19" table:template-name="Default Style">
        <table:table-column table:style-name="Table19.A"/>
        <table:table-column table:style-name="Table19.B"/>
        <table:table-column table:style-name="Table19.C"/>
        <table:table-row table:style-name="Table19.1">
          <table:table-cell table:style-name="Table19.A1" office:value-type="string">
            <text:p text:style-name="P114">Field</text:p>
          </table:table-cell>
          <table:table-cell table:style-name="Table19.A1" office:value-type="string">
            <text:p text:style-name="P114">Data Type</text:p>
          </table:table-cell>
          <table:table-cell table:style-name="Table19.C1" office:value-type="string">
            <text:p text:style-name="P114">Comment</text:p>
          </table:table-cell>
        </table:table-row>
        <table:table-row>
          <table:table-cell table:style-name="Table19.A2" office:value-type="string">
            <text:p text:style-name="P98">id</text:p>
          </table:table-cell>
          <table:table-cell table:style-name="Table19.B2" office:value-type="string">
            <text:p text:style-name="P100">integer</text:p>
          </table:table-cell>
          <table:table-cell table:style-name="Table19.C2" office:value-type="string">
            <text:p text:style-name="P105">Primary key</text:p>
          </table:table-cell>
        </table:table-row>
        <table:table-row>
          <table:table-cell table:style-name="Table19.A3" office:value-type="string">
            <text:p text:style-name="P98">name</text:p>
          </table:table-cell>
          <table:table-cell table:style-name="Table19.B3" office:value-type="string">
            <text:p text:style-name="P100">varchar</text:p>
          </table:table-cell>
          <table:table-cell table:style-name="Table19.C3" office:value-type="string">
            <text:p text:style-name="P106">Username of the user</text:p>
          </table:table-cell>
        </table:table-row>
        <table:table-row>
          <table:table-cell table:style-name="Table19.A4" office:value-type="string">
            <text:p text:style-name="P98">password</text:p>
          </table:table-cell>
          <table:table-cell table:style-name="Table19.B4" office:value-type="string">
            <text:p text:style-name="P100">varchar</text:p>
          </table:table-cell>
          <table:table-cell table:style-name="Table19.C4" office:value-type="string">
            <text:p text:style-name="P106">Salted and hashed password for the user</text:p>
          </table:table-cell>
        </table:table-row>
      </table:table>
      <text:h text:style-name="P183" text:outline-level="3" text:is-list-header="true"/>
      <text:h text:style-name="P182" text:outline-level="3">Key</text:h>
      <table:table table:name="Table20" table:style-name="Table20" table:template-name="Default Style">
        <table:table-column table:style-name="Table20.A"/>
        <table:table-column table:style-name="Table20.B"/>
        <table:table-column table:style-name="Table20.C"/>
        <table:table-row table:style-name="Table20.1">
          <table:table-cell table:style-name="Table20.A1" office:value-type="string">
            <text:p text:style-name="P114">Field</text:p>
          </table:table-cell>
          <table:table-cell table:style-name="Table20.A1" office:value-type="string">
            <text:p text:style-name="P114">Data Type</text:p>
          </table:table-cell>
          <table:table-cell table:style-name="Table20.C1" office:value-type="string">
            <text:p text:style-name="P114">Comment</text:p>
          </table:table-cell>
        </table:table-row>
        <table:table-row>
          <table:table-cell table:style-name="Table20.A2" office:value-type="string">
            <text:p text:style-name="P98">id</text:p>
          </table:table-cell>
          <table:table-cell table:style-name="Table20.B2" office:value-type="string">
            <text:p text:style-name="P100">integer</text:p>
          </table:table-cell>
          <table:table-cell table:style-name="Table20.C2" office:value-type="string">
            <text:p text:style-name="P107">Primary key</text:p>
          </table:table-cell>
        </table:table-row>
        <table:table-row>
          <table:table-cell table:style-name="Table20.A3" office:value-type="string">
            <text:p text:style-name="P98">name</text:p>
          </table:table-cell>
          <table:table-cell table:style-name="Table20.B3" office:value-type="string">
            <text:p text:style-name="P100">varchar</text:p>
          </table:table-cell>
          <table:table-cell table:style-name="Table20.C3" office:value-type="string">
            <text:p text:style-name="P108">Username associated with the public key</text:p>
          </table:table-cell>
        </table:table-row>
        <table:table-row>
          <table:table-cell table:style-name="Table20.A4" office:value-type="string">
            <text:p text:style-name="P100">data</text:p>
          </table:table-cell>
          <table:table-cell table:style-name="Table20.B4" office:value-type="string">
            <text:p text:style-name="P100">varchar</text:p>
          </table:table-cell>
          <table:table-cell table:style-name="Table20.C4" office:value-type="string">
            <text:p text:style-name="P108">Public key RSA data</text:p>
          </table:table-cell>
        </table:table-row>
      </table:table>
      <text:p text:style-name="P140"/>
      <text:p text:style-name="P140"/>
      <text:h text:style-name="P173" text:outline-level="1">Component<text:span text:style-name="T142">s</text:span> and Deployment</text:h>
      <text:p text:style-name="P8"><text:tab/><text:span text:style-name="T143">This final section of the document contains for a component diagram and a deployment diagram. <text:s/>The component diagram demonstrates the interconnections of different system components both for the authentication system itself and external subsystem requirements such s the MFA subsystem. <text:s/>An important note of the MFA subsystem is some basic current assumptions about the subsystem:</text:span></text:p>
      <text:list text:style-name="L7">
        <text:list-item>
          <text:p text:style-name="P217">There is an interface for generating one-time passwords</text:p>
        </text:list-item>
        <text:list-item>
          <text:p text:style-name="P217">There is an interface for sending the one-time password to a user such as email or SMS</text:p>
        </text:list-item>
        <text:list-item>
          <text:p text:style-name="P218">The MFA subsystem performs the verification required to complete authentication</text:p>
        </text:list-item>
      </text:list>
      <text:p text:style-name="P162"><text:s/><text:tab/><text:span text:style-name="T148">The deployment diagram </text:span><text:span text:style-name="T149">displays a high level separation of different aspects of the system within an overall infrastructure. <text:s/>This diagram, while simple, makes deployment flexible in different types of environments. <text:s/></text:span><text:span text:style-name="T150">For example, if the data stores are all databases, a simple REST API could be implemented for the ‘AuthHandler’ in AWS Elastic Beanstalk. <text:s/>The API could be configured to connect to an AWS managed RDS </text:span><text:span text:style-name="T151">for storing and retrieving data, </text:span><text:span text:style-name="T152">and sending one-time password requests to an MFA provi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office:font-face-decls>
  <office:styles>
    <draw:marker draw:name="Arrow_20_large" draw:display-name="Arrow large" svg:viewBox="0 0 20 40" svg:d="M0 40l10-40 10 40z"/>
    <draw:stroke-dash draw:name="Dashed_20__28_var_29__20_4" draw:display-name="Dashed (var) 4" draw:style="rect" draw:dots1="1" draw:dots1-length="0.0043in" draw:dots2="1" draw:dots2-length="0.0043in" draw:distance="0.0043in"/>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14e08" officeooo:paragraph-rsid="00014e08"/>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7:25:14.132593155</meta:creation-date>
    <meta:generator>LibreOffice/24.2.0.3$Linux_X86_64 LibreOffice_project/420$Build-3</meta:generator>
    <dc:date>2024-04-28T10:57:41.115568873</dc:date>
    <meta:editing-duration>P1DT17H9M41S</meta:editing-duration>
    <meta:editing-cycles>89</meta:editing-cycles>
    <meta:print-date>2024-04-27T20:59:12.016923205</meta:print-date>
    <meta:printed-by>PDF files</meta:printed-by>
    <meta:document-statistic meta:table-count="20" meta:image-count="0" meta:object-count="0" meta:page-count="23" meta:paragraph-count="576" meta:word-count="3456" meta:character-count="22151" meta:non-whitespace-character-count="19194"/>
  </office:meta>
</office:document-meta>
</file>